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setting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styles.xml" manifest:media-type="text/xml"/>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meta.xml" manifest:media-type="text/xml"/>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ngal1" svg:font-family="Mangal"/>
    <style:font-face style:name="Lucida Sans1" svg:font-family="'Lucida Sans'" style:font-family-generic="swiss"/>
    <style:font-face style:name="Liberation Mono" svg:font-family="'Liberation Mono'" style:font-family-generic="modern" style:font-pitch="fixed"/>
    <style:font-face style:name="Source Han Sans HW SC" svg:font-family="'Source Han Sans HW SC'"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Droid Sans Devanagari" svg:font-family="'Droid Sans Devanagari'"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officeooo:paragraph-rsid="001ce559"/>
    </style:style>
    <style:style style:name="P3" style:family="paragraph" style:parent-style-name="Standard">
      <style:paragraph-properties fo:line-height="150%" fo:text-align="justify" style:justify-single-word="false"/>
      <style:text-properties officeooo:paragraph-rsid="001d9cda"/>
    </style:style>
    <style:style style:name="P4" style:family="paragraph" style:parent-style-name="Standard">
      <style:paragraph-properties fo:line-height="150%" fo:text-align="center" style:justify-single-word="false"/>
      <style:text-properties fo:color="#000000" loext:opacity="100%" fo:font-size="18pt" fo:font-weight="bold" style:font-size-asian="18pt" style:font-weight-asian="bold"/>
    </style:style>
    <style:style style:name="P5" style:family="paragraph" style:parent-style-name="Standard">
      <style:paragraph-properties fo:line-height="150%" fo:text-align="justify" style:justify-single-word="false"/>
      <style:text-properties fo:color="#000000" loext:opacity="100%" fo:font-size="18pt" fo:font-weight="bold" style:font-size-asian="18pt" style:font-weight-asian="bold"/>
    </style:style>
    <style:style style:name="P6" style:family="paragraph" style:parent-style-name="Standard">
      <style:paragraph-properties fo:line-height="150%" fo:text-align="center" style:justify-single-word="false"/>
      <style:text-properties fo:color="#000000" loext:opacity="100%" fo:font-size="13pt" fo:font-weight="bold" style:font-size-asian="13pt" style:font-weight-asian="bold"/>
    </style:style>
    <style:style style:name="P7" style:family="paragraph" style:parent-style-name="Standard">
      <style:paragraph-properties fo:line-height="150%" fo:text-align="justify" style:justify-single-word="false"/>
      <style:text-properties fo:color="#000000" loext:opacity="100%" style:font-name-asian="Symbol" style:font-name-complex="Symbol"/>
    </style:style>
    <style:style style:name="P8" style:family="paragraph" style:parent-style-name="Standard">
      <style:paragraph-properties fo:text-align="start" style:justify-single-word="false"/>
    </style:style>
    <style:style style:name="P9" style:family="paragraph" style:parent-style-name="Standard">
      <style:paragraph-properties fo:margin-left="0in" fo:margin-right="0in" fo:line-height="150%" fo:text-align="justify" style:justify-single-word="false" fo:text-indent="0.5in" style:auto-text-indent="false"/>
    </style:style>
    <style:style style:name="P10" style:family="paragraph" style:parent-style-name="Standard">
      <style:paragraph-properties fo:margin-left="0in" fo:margin-right="0in" fo:line-height="150%" fo:text-align="justify" style:justify-single-word="false" fo:text-indent="0.5in" style:auto-text-indent="false"/>
      <style:text-properties fo:color="#000000" loext:opacity="100%" style:font-name-asian="Symbol" style:font-name-complex="Symbol"/>
    </style:style>
    <style:style style:name="P11" style:family="paragraph" style:parent-style-name="Standard">
      <style:paragraph-properties fo:margin-left="0in" fo:margin-right="0in" fo:line-height="150%" fo:text-align="justify" style:justify-single-word="false" fo:text-indent="0.4917in" style:auto-text-indent="false"/>
      <style:text-properties fo:color="#000000" loext:opacity="100%" style:font-name-asian="Symbol" style:font-name-complex="Symbol"/>
    </style:style>
    <style:style style:name="P12" style:family="paragraph" style:parent-style-name="Tekst_20_podstawowy_20_2">
      <style:paragraph-properties fo:margin-left="0in" fo:margin-right="0in" fo:line-height="150%" fo:text-align="center" style:justify-single-word="false" fo:text-indent="0.4917in" style:auto-text-indent="false"/>
    </style:style>
    <style:style style:name="P13" style:family="paragraph" style:parent-style-name="Standard">
      <style:paragraph-properties fo:margin-left="0in" fo:margin-right="0in" fo:line-height="150%" fo:text-align="justify" style:justify-single-word="false" fo:text-indent="0.3929in" style:auto-text-indent="false"/>
      <style:text-properties fo:color="#000000" loext:opacity="100%" style:font-name-asian="Symbol" style:font-name-complex="Symbol"/>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in" fo:margin-right="0in" fo:line-height="150%" fo:text-align="justify" style:justify-single-word="false" fo:text-indent="0in" style:auto-text-indent="false"/>
      <style:text-properties officeooo:paragraph-rsid="001ce559"/>
    </style:style>
    <style:style style:name="P16" style:family="paragraph" style:parent-style-name="Standard">
      <style:paragraph-properties fo:margin-left="0in" fo:margin-right="0in" fo:line-height="150%" fo:text-align="justify" style:justify-single-word="false" fo:text-indent="0in" style:auto-text-indent="false"/>
      <style:text-properties style:font-name-asian="Symbol" style:font-name-complex="Symbol"/>
    </style:style>
    <style:style style:name="P17" style:family="paragraph" style:parent-style-name="Tekst_20_podstawowy_20_2">
      <style:paragraph-properties fo:line-height="150%"/>
    </style:style>
    <style:style style:name="P18" style:family="paragraph" style:parent-style-name="Tekst_20_podstawowy_20_2">
      <style:paragraph-properties fo:line-height="150%"/>
      <style:text-properties style:font-name-asian="Symbol" style:font-name-complex="Symbol"/>
    </style:style>
    <style:style style:name="P19" style:family="paragraph" style:parent-style-name="Text_20_body">
      <style:paragraph-properties fo:line-height="150%"/>
      <style:text-properties style:font-name-asian="Symbol" style:font-name-complex="Symbol"/>
    </style:style>
    <style:style style:name="P20" style:family="paragraph" style:parent-style-name="Nagłówek" style:master-page-name="Standard">
      <style:paragraph-properties fo:margin-top="0.1665in" fo:margin-bottom="0.0835in" style:contextual-spacing="false" fo:line-height="150%" style:page-number="auto"/>
    </style:style>
    <style:style style:name="P21" style:family="paragraph" style:parent-style-name="Heading_20_1">
      <style:text-properties officeooo:paragraph-rsid="0030118e"/>
    </style:style>
    <style:style style:name="P22" style:family="paragraph" style:parent-style-name="Heading_20_1"/>
    <style:style style:name="P23" style:family="paragraph" style:parent-style-name="Preformatted_20_Text">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officeooo:paragraph-rsid="0036ffce"/>
    </style:style>
    <style:style style:name="P25" style:family="paragraph" style:parent-style-name="Standard">
      <style:paragraph-properties fo:line-height="150%" fo:text-align="justify" style:justify-single-word="false"/>
      <style:text-properties fo:color="#000000" loext:opacity="100%" style:font-name-asian="Symbol" style:font-name-complex="Symbol"/>
    </style:style>
    <style:style style:name="P26" style:family="paragraph" style:parent-style-name="Standard">
      <style:paragraph-properties fo:line-height="150%" fo:text-align="justify" style:justify-single-word="false"/>
      <style:text-properties fo:color="#000000" loext:opacity="100%" officeooo:paragraph-rsid="001d9cda" style:font-name-asian="Symbol" style:font-name-complex="Symbol"/>
    </style:style>
    <style:style style:name="P27" style:family="paragraph" style:parent-style-name="Standard" style:list-style-name="WW8Num2">
      <style:paragraph-properties fo:line-height="150%" fo:text-align="justify" style:justify-single-word="false"/>
      <style:text-properties fo:color="#000000" loext:opacity="100%" style:font-name-asian="Symbol" style:font-name-complex="Symbol"/>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line-height="150%" fo:text-align="justify" style:justify-single-word="false"/>
      <style:text-properties officeooo:paragraph-rsid="001d9cda"/>
    </style:style>
    <style:style style:name="P30" style:family="paragraph" style:parent-style-name="Standard">
      <style:paragraph-properties fo:line-height="150%" fo:text-align="justify" style:justify-single-word="false"/>
      <style:text-properties officeooo:paragraph-rsid="001ce559"/>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line-height="150%" fo:text-align="justify" style:justify-single-word="false" fo:text-indent="0in" style:auto-text-indent="false"/>
      <style:text-properties fo:color="#000000" loext:opacity="100%" officeooo:paragraph-rsid="001ce559" style:font-name-asian="Symbol" style:font-name-complex="Symbol"/>
    </style:style>
    <style:style style:name="P33" style:family="paragraph" style:parent-style-name="Standard">
      <style:paragraph-properties fo:margin-left="0in" fo:margin-right="0in" fo:line-height="150%" fo:text-align="justify" style:justify-single-word="false" fo:text-indent="0in" style:auto-text-indent="false"/>
      <style:text-properties officeooo:paragraph-rsid="001ce559"/>
    </style:style>
    <style:style style:name="P34" style:family="paragraph" style:parent-style-name="Standard">
      <style:paragraph-properties fo:margin-left="0in" fo:margin-right="0in" fo:line-height="150%" fo:text-align="justify" style:justify-single-word="false" fo:text-indent="0.5in" style:auto-text-indent="false"/>
      <style:text-properties fo:color="#000000" loext:opacity="100%" style:font-name-asian="Symbol" style:font-name-complex="Symbol"/>
    </style:style>
    <style:style style:name="P35" style:family="paragraph" style:parent-style-name="Standard">
      <style:paragraph-properties fo:margin-left="0in" fo:margin-right="0in" fo:line-height="150%" fo:text-align="justify" style:justify-single-word="false" fo:text-indent="0.5in" style:auto-text-indent="false"/>
    </style:style>
    <style:style style:name="P36" style:family="paragraph" style:parent-style-name="Standard">
      <style:paragraph-properties fo:margin-left="0.3929in" fo:margin-right="0in" fo:line-height="150%" fo:text-align="justify" style:justify-single-word="false" fo:text-indent="-0.1965in" style:auto-text-indent="false"/>
      <style:text-properties fo:color="#000000" loext:opacity="100%" style:font-name-asian="Symbol" style:font-name-complex="Symbol"/>
    </style:style>
    <style:style style:name="P37" style:family="paragraph" style:parent-style-name="Standard" style:list-style-name="WW8Num2">
      <style:paragraph-properties fo:margin-left="0.3929in" fo:margin-right="0in" fo:line-height="150%" fo:text-align="justify" style:justify-single-word="false" fo:text-indent="-0.1965in" style:auto-text-indent="false"/>
      <style:text-properties fo:color="#000000" loext:opacity="100%" style:font-name-asian="Symbol" style:font-name-complex="Symbol"/>
    </style:style>
    <style:style style:name="P38" style:family="paragraph" style:parent-style-name="Tekst_20_podstawowy_20_2">
      <style:paragraph-properties fo:margin-left="0in" fo:margin-right="0in" fo:line-height="150%" fo:text-indent="0in" style:auto-text-indent="false"/>
      <style:text-properties officeooo:paragraph-rsid="00259ac6"/>
    </style:style>
    <style:style style:name="P39" style:family="paragraph" style:parent-style-name="Tekst_20_podstawowy_20_2">
      <style:paragraph-properties fo:margin-left="0in" fo:margin-right="0in" fo:line-height="150%" fo:text-align="center" style:justify-single-word="false" fo:text-indent="0.4917in" style:auto-text-indent="false"/>
    </style:style>
    <style:style style:name="P4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color="#000000" loext:opacity="100%"/>
    </style:style>
    <style:style style:name="T2" style:family="text">
      <style:text-properties fo:color="#000000" loext:opacity="100%" fo:font-style="italic" style:font-style-asian="italic"/>
    </style:style>
    <style:style style:name="T3" style:family="text">
      <style:text-properties fo:color="#000000" loext:opacity="100%" fo:font-style="italic" style:font-name-asian="Symbol" style:font-style-asian="italic" style:font-name-complex="Symbol"/>
    </style:style>
    <style:style style:name="T4" style:family="text">
      <style:text-properties fo:color="#000000" loext:opacity="100%" style:font-name-asian="Symbol" style:font-name-complex="Symbol"/>
    </style:style>
    <style:style style:name="T5" style:family="text">
      <style:text-properties fo:color="#000000" loext:opacity="100%" style:text-position="sub 58%" style:font-name-asian="Symbol" style:font-name-complex="Symbol"/>
    </style:style>
    <style:style style:name="T6" style:family="text">
      <style:text-properties fo:color="#000000" loext:opacity="100%" fo:language="en" fo:country="US" fo:font-style="italic" style:font-name-asian="Symbol" style:font-style-asian="italic" style:font-name-complex="Symbol"/>
    </style:style>
    <style:style style:name="T7" style:family="text">
      <style:text-properties fo:color="#000000" loext:opacity="100%" style:text-position="super 58%" style:font-name-asian="Symbol" style:font-name-complex="Symbol"/>
    </style:style>
    <style:style style:name="T8" style:family="text">
      <style:text-properties fo:color="#000000" loext:opacity="100%" style:font-name="Symbol" style:font-name-asian="Symbol" style:font-name-complex="Symbol"/>
    </style:style>
    <style:style style:name="T9" style:family="text">
      <style:text-properties fo:color="#000000" loext:opacity="100%" style:font-name="Liberation Serif1" fo:font-size="12pt" fo:language="pl" fo:country="PL"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fo:color="#000000" loext:opacity="100%" style:font-name="Liberation Serif1" fo:font-size="12pt" fo:language="pl" fo:country="PL" style:letter-kerning="true" style:font-name-asian="Symbol" style:font-size-asian="12pt" style:language-asian="zh" style:country-asian="CN" style:font-name-complex="Symbol" style:font-size-complex="12pt" style:language-complex="hi" style:country-complex="IN"/>
    </style:style>
    <style:style style:name="T11" style:family="text">
      <style:text-properties fo:color="#000000" loext:opacity="100%" style:font-name="Liberation Mono" fo:font-size="10pt" fo:language="pl" fo:country="PL" style:letter-kerning="true" style:font-name-asian="Symbol" style:font-size-asian="10pt" style:language-asian="zh" style:country-asian="CN" style:font-name-complex="Symbol" style:font-size-complex="10pt" style:language-complex="hi" style:country-complex="IN"/>
    </style:style>
    <style:style style:name="T12" style:family="text">
      <style:text-properties fo:font-weight="bold" style:font-name-asian="Symbol" style:font-weight-asian="bold" style:font-name-complex="Symbol"/>
    </style:style>
    <style:style style:name="T13" style:family="text">
      <style:text-properties fo:font-style="italic" style:font-style-asian="italic"/>
    </style:style>
    <style:style style:name="T14" style:family="text">
      <style:text-properties fo:language="none" fo:country="none"/>
    </style:style>
    <style:style style:name="T15" style:family="text">
      <style:text-properties style:text-position="sub 58%"/>
    </style:style>
    <style:style style:name="T16" style:family="text">
      <style:text-properties style:text-position="sub 58%" style:font-name-asian="Symbol" style:font-name-complex="Symbol"/>
    </style:style>
    <style:style style:name="T17" style:family="text">
      <style:text-properties style:font-name-asian="Symbol" style:font-name-complex="Symbol"/>
    </style:style>
    <style:style style:name="T18" style:family="text">
      <style:text-properties style:font-name="Symbol"/>
    </style:style>
    <style:style style:name="T19" style:family="text">
      <style:text-properties style:font-name="Symbol" style:font-name-asian="Symbol" style:font-name-complex="Symbol"/>
    </style:style>
    <style:style style:name="T20" style:family="text">
      <style:text-properties style:text-position="super 58%" style:font-name-asian="Symbol" style:font-name-complex="Symbol"/>
    </style:style>
    <style:style style:name="T21" style:family="text">
      <style:text-properties style:font-name="Liberation Serif1" fo:font-size="12pt" fo:language="pl" fo:country="PL" style:letter-kerning="true" style:font-size-asian="12pt" style:language-asian="zh" style:country-asian="CN" style:font-size-complex="12pt" style:language-complex="hi" style:country-complex="IN"/>
    </style:style>
    <style:style style:name="T22" style:family="text">
      <style:text-properties fo:font-weight="normal" style:font-weight-asian="normal" style:font-weight-complex="normal"/>
    </style:style>
    <style:style style:name="T23" style:family="text">
      <style:text-properties fo:font-weight="normal" style:font-name-asian="Symbol" style:font-weight-asian="normal" style:font-name-complex="Symbol" style:font-weight-complex="normal"/>
    </style:style>
    <style:style style:name="T24"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Source Han Serif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middle" style:vertical-rel="text" style:horizontal-pos="center" style:horizontal-rel="paragraph" fo:padding="0.0008in" fo:border="none"/>
    </style:style>
    <style:style style:name="fr2" style:family="graphic" style:parent-style-name="Frame">
      <style:graphic-properties fo:margin-left="0.1256in" fo:margin-right="0.1256in" fo:margin-top="0in" fo:margin-bottom="0in" style:wrap="none" style:vertical-pos="from-top" style:vertical-rel="paragraph" style:horizontal-pos="from-left" style:horizontal-rel="paragraph" fo:padding="0.0008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middle" style:vertical-rel="text" style:horizontal-pos="center" style:horizontal-rel="paragraph" fo:padding="0.0008in" fo:border="none" style:shadow="none" draw:shadow-opacity="100%"/>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in" fo:margin-right="0in"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draw:visible-area-top="0in" draw:visible-area-width="4.4169in" draw:visible-area-height="1.9031in"/>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draw:visible-area-top="0in" draw:visible-area-width="2.4866in" draw:visible-area-height="1.8197in"/>
    </style:style>
    <style:style style:name="fr8"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draw:fill="solid" draw:fill-color="#ffffff" draw:opacity="100%" fo:padding="0in" fo:border="none" style:shadow="none" draw:shadow-opacity="100%"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office:automatic-styles>
  <office:body>
    <office:text text:use-soft-page-breaks="true">
      <office:forms form:automatic-focus="false" form:apply-design-mode="false"/>
      <text:tracked-changes>
        <text:changed-region xml:id="ct94753338064656" text:id="ct94753338064656">
          <text:insertion>
            <office:change-info>
              <dc:creator>Patryk Kaniewski</dc:creator>
              <dc:date>2021-02-22T18:37:16</dc:date>
            </office:change-info>
          </text:insertion>
        </text:changed-region>
        <text:changed-region xml:id="ct94753268888976" text:id="ct94753268888976">
          <text:format-change>
            <office:change-info>
              <dc:creator>Patryk Kaniewski</dc:creator>
              <dc:date>2021-02-22T18:27:19</dc:date>
            </office:change-info>
          </text:format-change>
        </text:changed-region>
        <text:changed-region xml:id="ct94753268889360" text:id="ct94753268889360">
          <text:deletion>
            <office:change-info>
              <dc:creator>Patryk Kaniewski</dc:creator>
              <dc:date>2021-02-22T17:30:22</dc:date>
            </office:change-info>
            <text:h text:style-name="Heading_20_1" text:outline-level="1"><text:span text:style-name="T22"><text:s/></text:span></text:h>
            <text:h text:style-name="Heading_20_1" text:outline-level="1"><text:span text:style-name="T22"/></text:h>
          </text:deletion>
        </text:changed-region>
        <text:changed-region xml:id="ct94753268889648" text:id="ct94753268889648">
          <text:insertion>
            <office:change-info>
              <dc:creator>Patryk Kaniewski</dc:creator>
              <dc:date>2021-02-22T17:30:23</dc:date>
            </office:change-info>
          </text:insertion>
        </text:changed-region>
        <text:changed-region xml:id="ct94753268889888" text:id="ct94753268889888">
          <text:format-change>
            <office:change-info>
              <dc:creator>Patryk Kaniewski</dc:creator>
              <dc:date>2021-02-22T18:27:19</dc:date>
            </office:change-info>
          </text:format-change>
        </text:changed-region>
        <text:changed-region xml:id="ct94753268893504" text:id="ct94753268893504">
          <text:insertion>
            <office:change-info>
              <dc:creator>Patryk Kaniewski</dc:creator>
              <dc:date>2021-02-22T17:30:50</dc:date>
            </office:change-info>
          </text:insertion>
        </text:changed-region>
        <text:changed-region xml:id="ct94753268896000" text:id="ct94753268896000">
          <text:insertion>
            <office:change-info>
              <dc:creator>Patryk Kaniewski</dc:creator>
              <dc:date>2021-02-22T18:31:48</dc:date>
            </office:change-info>
          </text:insertion>
        </text:changed-region>
        <text:changed-region xml:id="ct94753268900816" text:id="ct94753268900816">
          <text:deletion>
            <office:change-info>
              <dc:creator>Patryk Kaniewski</dc:creator>
              <dc:date>2021-02-22T17:27:51</dc:date>
            </office:change-info>
            <text:p text:style-name="Standard"><text:s text:c="2"/></text:p>
          </text:deletion>
        </text:changed-region>
        <text:changed-region xml:id="ct94753268901056" text:id="ct94753268901056">
          <text:insertion>
            <office:change-info>
              <dc:creator>Patryk Kaniewski</dc:creator>
              <dc:date>2021-02-22T18:32:33</dc:date>
            </office:change-info>
          </text:insertion>
        </text:changed-region>
        <text:changed-region xml:id="ct94753268901296" text:id="ct94753268901296">
          <text:deletion>
            <office:change-info>
              <dc:creator>Patryk Kaniewski</dc:creator>
              <dc:date>2021-02-22T18:32:33</dc:date>
            </office:change-info>
            <text:p text:style-name="Standard"><text:span text:style-name="T9"><text:s/></text:span></text:p>
          </text:deletion>
        </text:changed-region>
        <text:changed-region xml:id="ct94753268901536" text:id="ct94753268901536">
          <text:insertion>
            <office:change-info>
              <dc:creator>Patryk Kaniewski</dc:creator>
              <dc:date>2021-02-22T18:32:33</dc:date>
            </office:change-info>
          </text:insertion>
        </text:changed-region>
        <text:changed-region xml:id="ct94753268907088" text:id="ct94753268907088">
          <text:deletion>
            <office:change-info>
              <dc:creator>Patryk Kaniewski</dc:creator>
              <dc:date>2021-02-22T17:27:51</dc:date>
            </office:change-info>
            <text:p text:style-name="Standard"><text:span text:style-name="T1"><text:s text:c="2"/></text:span></text:p>
          </text:deletion>
        </text:changed-region>
        <text:changed-region xml:id="ct94753268908528" text:id="ct94753268908528">
          <text:insertion>
            <office:change-info>
              <dc:creator>Patryk Kaniewski</dc:creator>
              <dc:date>2021-02-22T18:32:33</dc:date>
            </office:change-info>
          </text:insertion>
        </text:changed-region>
        <text:changed-region xml:id="ct94753268912032" text:id="ct94753268912032">
          <text:insertion>
            <office:change-info>
              <dc:creator>Patryk Kaniewski</dc:creator>
              <dc:date>2021-02-22T17:56:00</dc:date>
            </office:change-info>
          </text:insertion>
        </text:changed-region>
        <text:changed-region xml:id="ct94753268912272" text:id="ct94753268912272">
          <text:deletion>
            <office:change-info>
              <dc:creator>Patryk Kaniewski</dc:creator>
              <dc:date>2021-02-22T17:27:51</dc:date>
            </office:change-info>
            <text:p text:style-name="Standard"><text:s text:c="2"/></text:p>
          </text:deletion>
        </text:changed-region>
        <text:changed-region xml:id="ct94753268912896" text:id="ct94753268912896">
          <text:insertion>
            <office:change-info>
              <dc:creator>Patryk Kaniewski</dc:creator>
              <dc:date>2021-02-22T18:32:33</dc:date>
            </office:change-info>
          </text:insertion>
        </text:changed-region>
        <text:changed-region xml:id="ct94753268907936" text:id="ct94753268907936">
          <text:insertion>
            <office:change-info>
              <dc:creator>Patryk Kaniewski</dc:creator>
              <dc:date>2021-02-22T17:56:03</dc:date>
            </office:change-info>
          </text:insertion>
        </text:changed-region>
        <text:changed-region xml:id="ct94753268896448" text:id="ct94753268896448">
          <text:deletion>
            <office:change-info>
              <dc:creator>Patryk Kaniewski</dc:creator>
              <dc:date>2021-02-22T17:27:51</dc:date>
            </office:change-info>
            <text:p text:style-name="Standard"><text:s text:c="2"/></text:p>
          </text:deletion>
        </text:changed-region>
        <text:changed-region xml:id="ct94753268905808" text:id="ct94753268905808">
          <text:insertion>
            <office:change-info>
              <dc:creator>Patryk Kaniewski</dc:creator>
              <dc:date>2021-02-22T18:32:33</dc:date>
            </office:change-info>
          </text:insertion>
        </text:changed-region>
        <text:changed-region xml:id="ct94753268906048" text:id="ct94753268906048">
          <text:insertion>
            <office:change-info>
              <dc:creator>Patryk Kaniewski</dc:creator>
              <dc:date>2021-02-22T18:26:27</dc:date>
            </office:change-info>
          </text:insertion>
        </text:changed-region>
        <text:changed-region xml:id="ct94753268664768" text:id="ct94753268664768">
          <text:deletion>
            <office:change-info>
              <dc:creator>Patryk Kaniewski</dc:creator>
              <dc:date>2021-02-22T17:27:51</dc:date>
            </office:change-info>
            <text:p text:style-name="Standard"><text:s text:c="2"/></text:p>
          </text:deletion>
        </text:changed-region>
        <text:changed-region xml:id="ct94753268907328" text:id="ct94753268907328">
          <text:insertion>
            <office:change-info>
              <dc:creator>Patryk Kaniewski</dc:creator>
              <dc:date>2021-02-22T18:32:33</dc:date>
            </office:change-info>
          </text:insertion>
        </text:changed-region>
        <text:changed-region xml:id="ct94753268906288" text:id="ct94753268906288">
          <text:deletion>
            <office:change-info>
              <dc:creator>Patryk Kaniewski</dc:creator>
              <dc:date>2021-02-22T17:27:51</dc:date>
            </office:change-info>
            <text:p text:style-name="Standard"><text:span text:style-name="T9"><text:s/></text:span></text:p>
          </text:deletion>
        </text:changed-region>
        <text:changed-region xml:id="ct94753268665968" text:id="ct94753268665968">
          <text:insertion>
            <office:change-info>
              <dc:creator>Patryk Kaniewski</dc:creator>
              <dc:date>2021-02-22T18:32:33</dc:date>
            </office:change-info>
          </text:insertion>
        </text:changed-region>
        <text:changed-region xml:id="ct94753268906528" text:id="ct94753268906528">
          <text:deletion>
            <office:change-info>
              <dc:creator>Patryk Kaniewski</dc:creator>
              <dc:date>2021-02-22T17:27:51</dc:date>
            </office:change-info>
            <text:p text:style-name="Standard"><text:span text:style-name="T9"><text:s/></text:span></text:p>
          </text:deletion>
        </text:changed-region>
        <text:changed-region xml:id="ct94753268906768" text:id="ct94753268906768">
          <text:insertion>
            <office:change-info>
              <dc:creator>Patryk Kaniewski</dc:creator>
              <dc:date>2021-02-22T18:32:33</dc:date>
            </office:change-info>
          </text:insertion>
        </text:changed-region>
        <text:changed-region xml:id="ct94753346885376" text:id="ct94753346885376">
          <text:insertion>
            <office:change-info>
              <dc:creator>Patryk Kaniewski</dc:creator>
              <dc:date>2021-02-22T18:38:40</dc:date>
            </office:change-info>
          </text:insertion>
        </text:changed-region>
        <text:changed-region xml:id="ct94753268905088" text:id="ct94753268905088">
          <text:insertion>
            <office:change-info>
              <dc:creator>Patryk Kaniewski</dc:creator>
              <dc:date>2021-02-22T17:28:41</dc:date>
            </office:change-info>
          </text:insertion>
        </text:changed-region>
        <text:changed-region xml:id="ct94753268905328" text:id="ct94753268905328">
          <text:deletion>
            <office:change-info>
              <dc:creator>Patryk Kaniewski</dc:creator>
              <dc:date>2021-02-22T17:27:51</dc:date>
            </office:change-info>
            <text:p text:style-name="Standard"><text:s text:c="2"/></text:p>
          </text:deletion>
        </text:changed-region>
        <text:changed-region xml:id="ct94753268916176" text:id="ct94753268916176">
          <text:insertion>
            <office:change-info>
              <dc:creator>Patryk Kaniewski</dc:creator>
              <dc:date>2021-02-22T18:32:33</dc:date>
            </office:change-info>
          </text:insertion>
        </text:changed-region>
        <text:changed-region xml:id="ct94753268916416" text:id="ct94753268916416">
          <text:insertion>
            <office:change-info>
              <dc:creator>Patryk Kaniewski</dc:creator>
              <dc:date>2021-02-22T17:56:06</dc:date>
            </office:change-info>
          </text:insertion>
        </text:changed-region>
        <text:changed-region xml:id="ct94753268674032" text:id="ct94753268674032">
          <text:insertion>
            <office:change-info>
              <dc:creator>Patryk Kaniewski</dc:creator>
              <dc:date>2021-02-22T18:26:32</dc:date>
            </office:change-info>
          </text:insertion>
        </text:changed-region>
        <text:changed-region xml:id="ct94753268908176" text:id="ct94753268908176">
          <text:deletion>
            <office:change-info>
              <dc:creator>Patryk Kaniewski</dc:creator>
              <dc:date>2021-02-22T17:27:51</dc:date>
            </office:change-info>
            <text:p text:style-name="Standard"><text:s text:c="2"/></text:p>
          </text:deletion>
        </text:changed-region>
        <text:changed-region xml:id="ct94753268675344" text:id="ct94753268675344">
          <text:insertion>
            <office:change-info>
              <dc:creator>Patryk Kaniewski</dc:creator>
              <dc:date>2021-02-22T18:32:33</dc:date>
            </office:change-info>
          </text:insertion>
        </text:changed-region>
        <text:changed-region xml:id="ct94753268675648" text:id="ct94753268675648">
          <text:insertion>
            <office:change-info>
              <dc:creator>Patryk Kaniewski</dc:creator>
              <dc:date>2021-02-22T17:56:10</dc:date>
            </office:change-info>
          </text:insertion>
        </text:changed-region>
        <text:changed-region xml:id="ct94753268888464" text:id="ct94753268888464">
          <text:deletion>
            <office:change-info>
              <dc:creator>Patryk Kaniewski</dc:creator>
              <dc:date>2021-02-22T17:27:51</dc:date>
            </office:change-info>
            <text:p text:style-name="Standard"><text:s text:c="2"/></text:p>
          </text:deletion>
        </text:changed-region>
        <text:changed-region xml:id="ct94753268896688" text:id="ct94753268896688">
          <text:insertion>
            <office:change-info>
              <dc:creator>Patryk Kaniewski</dc:creator>
              <dc:date>2021-02-22T18:32:33</dc:date>
            </office:change-info>
          </text:insertion>
        </text:changed-region>
        <text:changed-region xml:id="ct94753268677264" text:id="ct94753268677264">
          <text:insertion>
            <office:change-info>
              <dc:creator>Patryk Kaniewski</dc:creator>
              <dc:date>2021-02-22T17:31:16</dc:date>
            </office:change-info>
          </text:insertion>
        </text:changed-region>
        <text:changed-region xml:id="ct94753268895264" text:id="ct94753268895264">
          <text:insertion>
            <office:change-info>
              <dc:creator>Patryk Kaniewski</dc:creator>
              <dc:date>2021-02-22T17:56:14</dc:date>
            </office:change-info>
          </text:insertion>
        </text:changed-region>
        <text:changed-region xml:id="ct94753265682256" text:id="ct94753265682256">
          <text:insertion>
            <office:change-info>
              <dc:creator>Patryk Kaniewski</dc:creator>
              <dc:date>2021-02-22T18:37:36</dc:date>
            </office:change-info>
          </text:insertion>
        </text:changed-region>
        <text:changed-region xml:id="ct94753352487424" text:id="ct94753352487424">
          <text:insertion>
            <office:change-info>
              <dc:creator>Patryk Kaniewski</dc:creator>
              <dc:date>2021-02-22T18:37:39</dc:date>
            </office:change-info>
          </text:insertion>
        </text:changed-region>
        <text:changed-region xml:id="ct94753268928896" text:id="ct94753268928896">
          <text:insertion>
            <office:change-info>
              <dc:creator>Patryk Kaniewski</dc:creator>
              <dc:date>2021-02-22T17:45:02</dc:date>
            </office:change-info>
          </text:insertion>
        </text:changed-region>
        <text:changed-region xml:id="ct94753268920688" text:id="ct94753268920688">
          <text:deletion>
            <office:change-info>
              <dc:creator>Patryk Kaniewski</dc:creator>
              <dc:date>2021-02-22T17:45:02</dc:date>
            </office:change-info>
            <text:p text:style-name="Standard">ą</text:p>
          </text:deletion>
        </text:changed-region>
        <text:changed-region xml:id="ct94753268933760" text:id="ct94753268933760">
          <text:deletion>
            <office:change-info>
              <dc:creator>Patryk Kaniewski</dc:creator>
              <dc:date>2021-02-22T17:45:13</dc:date>
            </office:change-info>
            <text:p text:style-name="Standard">v</text:p>
          </text:deletion>
        </text:changed-region>
        <text:changed-region xml:id="ct94753268934000" text:id="ct94753268934000">
          <text:deletion>
            <office:change-info>
              <dc:creator>Patryk Kaniewski</dc:creator>
              <dc:date>2021-02-22T17:27:51</dc:date>
            </office:change-info>
            <text:p text:style-name="Standard"><text:s text:c="2"/></text:p>
          </text:deletion>
        </text:changed-region>
        <text:changed-region xml:id="ct94753268930960" text:id="ct94753268930960">
          <text:insertion>
            <office:change-info>
              <dc:creator>Patryk Kaniewski</dc:creator>
              <dc:date>2021-02-22T18:32:33</dc:date>
            </office:change-info>
          </text:insertion>
        </text:changed-region>
        <text:changed-region xml:id="ct94753334730480" text:id="ct94753334730480">
          <text:deletion>
            <office:change-info>
              <dc:creator>Patryk Kaniewski</dc:creator>
              <dc:date>2021-02-22T18:43:51</dc:date>
            </office:change-info>
            <text:p text:style-name="P12"><text:span text:style-name="T14"><text:tab/><text:tab/><text:tab/>(1)</text:span></text:p>
          </text:deletion>
        </text:changed-region>
        <text:changed-region xml:id="ct94753324801776" text:id="ct94753324801776">
          <text:insertion>
            <office:change-info>
              <dc:creator>Patryk Kaniewski</dc:creator>
              <dc:date>2021-02-22T18:51:20</dc:date>
            </office:change-info>
          </text:insertion>
        </text:changed-region>
        <text:changed-region xml:id="ct94753269031248" text:id="ct94753269031248">
          <text:insertion>
            <office:change-info>
              <dc:creator>Patryk Kaniewski</dc:creator>
              <dc:date>2021-02-22T17:50:38</dc:date>
            </office:change-info>
          </text:insertion>
        </text:changed-region>
        <text:changed-region xml:id="ct94753269032656" text:id="ct94753269032656">
          <text:deletion>
            <office:change-info>
              <dc:creator>Patryk Kaniewski</dc:creator>
              <dc:date>2021-02-22T17:50:40</dc:date>
            </office:change-info>
            <text:p text:style-name="P14"><text:s/><text:tab/></text:p>
          </text:deletion>
        </text:changed-region>
        <text:changed-region xml:id="ct94753315778512" text:id="ct94753315778512">
          <text:insertion>
            <office:change-info>
              <dc:creator>Patryk Kaniewski</dc:creator>
              <dc:date>2021-02-22T18:51:21</dc:date>
            </office:change-info>
          </text:insertion>
        </text:changed-region>
        <text:changed-region xml:id="ct94753269022112" text:id="ct94753269022112">
          <text:deletion>
            <office:change-info>
              <dc:creator>Patryk Kaniewski</dc:creator>
              <dc:date>2021-02-22T17:50:42</dc:date>
            </office:change-info>
            <text:p text:style-name="P14"><text:tab/></text:p>
          </text:deletion>
        </text:changed-region>
        <text:changed-region xml:id="ct94753359723344" text:id="ct94753359723344">
          <text:insertion>
            <office:change-info>
              <dc:creator>Patryk Kaniewski</dc:creator>
              <dc:date>2021-02-22T18:51:23</dc:date>
            </office:change-info>
          </text:insertion>
        </text:changed-region>
        <text:changed-region xml:id="ct94753268998192" text:id="ct94753268998192">
          <text:deletion>
            <office:change-info>
              <dc:creator>Patryk Kaniewski</dc:creator>
              <dc:date>2021-02-22T18:14:52</dc:date>
            </office:change-info>
            <text:p text:style-name="P14">x<text:span text:style-name="T15">i</text:span></text:p>
          </text:deletion>
        </text:changed-region>
        <text:changed-region xml:id="ct94753268998864" text:id="ct94753268998864">
          <text:insertion>
            <office:change-info>
              <dc:creator>Patryk Kaniewski</dc:creator>
              <dc:date>2021-02-22T18:14:47</dc:date>
            </office:change-info>
          </text:insertion>
        </text:changed-region>
        <text:changed-region xml:id="ct94753268999344" text:id="ct94753268999344">
          <text:deletion>
            <office:change-info>
              <dc:creator>Patryk Kaniewski</dc:creator>
              <dc:date>2021-02-22T18:15:40</dc:date>
            </office:change-info>
            <text:p text:style-name="P38"><text:span text:style-name="T17">x</text:span><text:span text:style-name="T16">i</text:span><text:span text:style-name="T17"> </text:span><text:span text:style-name="T19"></text:span><text:span text:style-name="T17">{-1,1}</text:span></text:p>
          </text:deletion>
        </text:changed-region>
        <text:changed-region xml:id="ct94753268999104" text:id="ct94753268999104">
          <text:deletion>
            <office:change-info>
              <dc:creator>Patryk Kaniewski</dc:creator>
              <dc:date>2021-02-22T18:14:47</dc:date>
            </office:change-info>
            <text:p text:style-name="P38"><text:span text:style-name="T17">, </text:span></text:p>
          </text:deletion>
        </text:changed-region>
        <text:changed-region xml:id="ct94753268894416" text:id="ct94753268894416">
          <text:deletion>
            <office:change-info>
              <dc:creator>Patryk Kaniewski</dc:creator>
              <dc:date>2021-02-22T18:25:37</dc:date>
            </office:change-info>
            <text:p text:style-name="Standard"><text:s/></text:p>
          </text:deletion>
        </text:changed-region>
        <text:changed-region xml:id="ct94753268893744" text:id="ct94753268893744">
          <text:insertion>
            <office:change-info>
              <dc:creator>Patryk Kaniewski</dc:creator>
              <dc:date>2021-02-22T18:32:33</dc:date>
            </office:change-info>
          </text:insertion>
        </text:changed-region>
        <text:changed-region xml:id="ct94753268913488" text:id="ct94753268913488">
          <text:insertion>
            <office:change-info>
              <dc:creator>Patryk Kaniewski</dc:creator>
              <dc:date>2021-02-22T17:44:51</dc:date>
            </office:change-info>
          </text:insertion>
        </text:changed-region>
        <text:changed-region xml:id="ct94753355100208" text:id="ct94753355100208">
          <text:insertion>
            <office:change-info>
              <dc:creator>Patryk Kaniewski</dc:creator>
              <dc:date>2021-02-22T18:38:49</dc:date>
            </office:change-info>
          </text:insertion>
        </text:changed-region>
        <text:changed-region xml:id="ct94753269010192" text:id="ct94753269010192">
          <text:format-change>
            <office:change-info>
              <dc:creator>Patryk Kaniewski</dc:creator>
              <dc:date>2021-02-22T18:24:37</dc:date>
            </office:change-info>
          </text:format-change>
        </text:changed-region>
        <text:changed-region xml:id="ct94753269012112" text:id="ct94753269012112">
          <text:format-change>
            <office:change-info>
              <dc:creator>Patryk Kaniewski</dc:creator>
              <dc:date>2021-02-22T18:24:28</dc:date>
            </office:change-info>
          </text:format-change>
        </text:changed-region>
        <text:changed-region xml:id="ct94753323027216" text:id="ct94753323027216">
          <text:insertion>
            <office:change-info>
              <dc:creator>Patryk Kaniewski</dc:creator>
              <dc:date>2021-02-22T18:51:12</dc:date>
            </office:change-info>
          </text:insertion>
        </text:changed-region>
        <text:changed-region xml:id="ct94753269081120" text:id="ct94753269081120">
          <text:insertion>
            <office:change-info>
              <dc:creator>Patryk Kaniewski</dc:creator>
              <dc:date>2021-02-22T17:41:05</dc:date>
            </office:change-info>
          </text:insertion>
        </text:changed-region>
        <text:changed-region xml:id="ct94753268083840" text:id="ct94753268083840">
          <text:deletion>
            <office:change-info>
              <dc:creator>Patryk Kaniewski</dc:creator>
              <dc:date>2021-02-22T17:41:06</dc:date>
            </office:change-info>
            <text:p text:style-name="P14"><text:span text:style-name="T17"><text:s/></text:span></text:p>
          </text:deletion>
        </text:changed-region>
        <text:changed-region xml:id="ct94753278883344" text:id="ct94753278883344">
          <text:insertion>
            <office:change-info>
              <dc:creator>Patryk Kaniewski</dc:creator>
              <dc:date>2021-02-22T18:51:13</dc:date>
            </office:change-info>
          </text:insertion>
        </text:changed-region>
        <text:changed-region xml:id="ct94753365005648" text:id="ct94753365005648">
          <text:insertion>
            <office:change-info>
              <dc:creator>Patryk Kaniewski</dc:creator>
              <dc:date>2021-02-22T18:51:15</dc:date>
            </office:change-info>
          </text:insertion>
        </text:changed-region>
        <text:changed-region xml:id="ct94753268434736" text:id="ct94753268434736">
          <text:insertion>
            <office:change-info>
              <dc:creator>Patryk Kaniewski</dc:creator>
              <dc:date>2021-02-22T17:41:13</dc:date>
            </office:change-info>
          </text:insertion>
        </text:changed-region>
        <text:changed-region xml:id="ct94753268914640" text:id="ct94753268914640">
          <text:deletion>
            <office:change-info>
              <dc:creator>Patryk Kaniewski</dc:creator>
              <dc:date>2021-02-22T17:41:55</dc:date>
            </office:change-info>
            <text:p text:style-name="P14"><text:span text:style-name="T17">, więc dodając na wejściu każdego</text:span></text:p>
          </text:deletion>
        </text:changed-region>
        <text:changed-region xml:id="ct94753268937200" text:id="ct94753268937200">
          <text:insertion>
            <office:change-info>
              <dc:creator>Patryk Kaniewski</dc:creator>
              <dc:date>2021-02-22T18:25:28</dc:date>
            </office:change-info>
          </text:insertion>
        </text:changed-region>
        <text:changed-region xml:id="ct94753268928560" text:id="ct94753268928560">
          <text:insertion>
            <office:change-info>
              <dc:creator>Patryk Kaniewski</dc:creator>
              <dc:date>2021-02-22T17:41:56</dc:date>
            </office:change-info>
          </text:insertion>
        </text:changed-region>
        <text:changed-region xml:id="ct94753269082352" text:id="ct94753269082352">
          <text:insertion>
            <office:change-info>
              <dc:creator>Patryk Kaniewski</dc:creator>
              <dc:date>2021-02-22T17:42:00</dc:date>
            </office:change-info>
          </text:insertion>
        </text:changed-region>
        <text:changed-region xml:id="ct94753269082672" text:id="ct94753269082672">
          <text:deletion>
            <office:change-info>
              <dc:creator>Patryk Kaniewski</dc:creator>
              <dc:date>2021-02-22T17:42:23</dc:date>
            </office:change-info>
            <text:p text:style-name="P14"><text:span text:style-name="T17"><text:s/>elementu</text:span></text:p>
          </text:deletion>
        </text:changed-region>
        <text:changed-region xml:id="ct94753269087280" text:id="ct94753269087280">
          <text:deletion>
            <office:change-info>
              <dc:creator>Patryk Kaniewski</dc:creator>
              <dc:date>2021-02-22T17:43:04</dc:date>
            </office:change-info>
            <text:p text:style-name="P14"><text:span text:style-name="T17">0&lt;</text:span><text:span text:style-name="T19"></text:span><text:span text:style-name="T17">&lt;1/p</text:span></text:p>
          </text:deletion>
        </text:changed-region>
        <text:changed-region xml:id="ct94753269095200" text:id="ct94753269095200">
          <text:insertion>
            <office:change-info>
              <dc:creator>Patryk Kaniewski</dc:creator>
              <dc:date>2021-02-22T17:43:44</dc:date>
            </office:change-info>
          </text:insertion>
        </text:changed-region>
        <text:changed-region xml:id="ct94753357480288" text:id="ct94753357480288">
          <text:insertion>
            <office:change-info>
              <dc:creator>Patryk Kaniewski</dc:creator>
              <dc:date>2021-02-22T18:38:55</dc:date>
            </office:change-info>
          </text:insertion>
        </text:changed-region>
        <text:changed-region xml:id="ct94753269097184" text:id="ct94753269097184">
          <text:insertion>
            <office:change-info>
              <dc:creator>Patryk Kaniewski</dc:creator>
              <dc:date>2021-02-22T17:32:23</dc:date>
            </office:change-info>
          </text:insertion>
        </text:changed-region>
        <text:changed-region xml:id="ct94753270355600" text:id="ct94753270355600">
          <text:insertion>
            <office:change-info>
              <dc:creator>Patryk Kaniewski</dc:creator>
              <dc:date>2021-02-22T18:38:58</dc:date>
            </office:change-info>
          </text:insertion>
        </text:changed-region>
        <text:changed-region xml:id="ct94753269010752" text:id="ct94753269010752">
          <text:deletion>
            <office:change-info>
              <dc:creator>Patryk Kaniewski</dc:creator>
              <dc:date>2021-02-22T17:27:51</dc:date>
            </office:change-info>
            <text:p text:style-name="P36"><text:s text:c="2"/></text:p>
          </text:deletion>
        </text:changed-region>
        <text:changed-region xml:id="ct94753269092576" text:id="ct94753269092576">
          <text:insertion>
            <office:change-info>
              <dc:creator>Patryk Kaniewski</dc:creator>
              <dc:date>2021-02-22T18:32:33</dc:date>
            </office:change-info>
          </text:insertion>
        </text:changed-region>
        <text:changed-region xml:id="ct94753269165008" text:id="ct94753269165008">
          <text:insertion>
            <office:change-info>
              <dc:creator>Patryk Kaniewski</dc:creator>
              <dc:date>2021-02-22T17:40:16</dc:date>
            </office:change-info>
          </text:insertion>
        </text:changed-region>
        <text:changed-region xml:id="ct94753269139456" text:id="ct94753269139456">
          <text:deletion>
            <office:change-info>
              <dc:creator>Patryk Kaniewski</dc:creator>
              <dc:date>2021-02-22T18:27:46</dc:date>
            </office:change-info>
            <text:p text:style-name="P7">(4)</text:p>
          </text:deletion>
        </text:changed-region>
        <text:changed-region xml:id="ct94753269125840" text:id="ct94753269125840">
          <text:insertion>
            <office:change-info>
              <dc:creator>Patryk Kaniewski</dc:creator>
              <dc:date>2021-02-22T17:40:41</dc:date>
            </office:change-info>
          </text:insertion>
        </text:changed-region>
        <text:changed-region xml:id="ct94753269138864" text:id="ct94753269138864">
          <text:deletion>
            <office:change-info>
              <dc:creator>Patryk Kaniewski</dc:creator>
              <dc:date>2021-02-22T17:40:40</dc:date>
            </office:change-info>
            <text:p text:style-name="P3"><text:span text:style-name="T4">przy czym </text:span></text:p>
          </text:deletion>
        </text:changed-region>
        <text:changed-region xml:id="ct94753269186896" text:id="ct94753269186896">
          <text:deletion>
            <office:change-info>
              <dc:creator>Patryk Kaniewski</dc:creator>
              <dc:date>2021-02-22T17:57:25</dc:date>
            </office:change-info>
            <text:p text:style-name="P3"><text:span text:style-name="T4">A</text:span><text:span text:style-name="T5">i</text:span></text:p>
          </text:deletion>
        </text:changed-region>
        <text:changed-region xml:id="ct94753269187904" text:id="ct94753269187904">
          <text:deletion>
            <office:change-info>
              <dc:creator>Patryk Kaniewski</dc:creator>
              <dc:date>2021-02-22T17:40:48</dc:date>
            </office:change-info>
            <text:p text:style-name="P3"><text:span text:style-name="T4">. </text:span></text:p>
          </text:deletion>
        </text:changed-region>
        <text:changed-region xml:id="ct94753269188752" text:id="ct94753269188752">
          <text:insertion>
            <office:change-info>
              <dc:creator>Patryk Kaniewski</dc:creator>
              <dc:date>2021-02-22T17:40:37</dc:date>
            </office:change-info>
          </text:insertion>
        </text:changed-region>
        <text:changed-region xml:id="ct94753269193312" text:id="ct94753269193312">
          <text:deletion>
            <office:change-info>
              <dc:creator>Patryk Kaniewski</dc:creator>
              <dc:date>2021-02-22T17:27:51</dc:date>
            </office:change-info>
            <text:p text:style-name="P9"><text:span text:style-name="T4"><text:s text:c="2"/></text:span></text:p>
          </text:deletion>
        </text:changed-region>
        <text:changed-region xml:id="ct94753269194592" text:id="ct94753269194592">
          <text:insertion>
            <office:change-info>
              <dc:creator>Patryk Kaniewski</dc:creator>
              <dc:date>2021-02-22T18:32:33</dc:date>
            </office:change-info>
          </text:insertion>
        </text:changed-region>
        <text:changed-region xml:id="ct94753273475456" text:id="ct94753273475456">
          <text:insertion>
            <office:change-info>
              <dc:creator>Patryk Kaniewski</dc:creator>
              <dc:date>2021-02-22T18:39:02</dc:date>
            </office:change-info>
          </text:insertion>
        </text:changed-region>
        <text:changed-region xml:id="ct94753321155840" text:id="ct94753321155840">
          <text:insertion>
            <office:change-info>
              <dc:creator>Patryk Kaniewski</dc:creator>
              <dc:date>2021-02-22T18:39:09</dc:date>
            </office:change-info>
          </text:insertion>
        </text:changed-region>
        <text:changed-region xml:id="ct94753269192496" text:id="ct94753269192496">
          <text:deletion>
            <office:change-info>
              <dc:creator>Patryk Kaniewski</dc:creator>
              <dc:date>2021-02-22T17:27:51</dc:date>
            </office:change-info>
            <text:p text:style-name="P10"><text:s text:c="2"/></text:p>
          </text:deletion>
        </text:changed-region>
        <text:changed-region xml:id="ct94753269192736" text:id="ct94753269192736">
          <text:insertion>
            <office:change-info>
              <dc:creator>Patryk Kaniewski</dc:creator>
              <dc:date>2021-02-22T18:32:33</dc:date>
            </office:change-info>
          </text:insertion>
        </text:changed-region>
        <text:changed-region xml:id="ct94753269211184" text:id="ct94753269211184">
          <text:deletion>
            <office:change-info>
              <dc:creator>Patryk Kaniewski</dc:creator>
              <dc:date>2021-02-22T18:28:32</dc:date>
            </office:change-info>
            <text:p text:style-name="P3"><text:span text:style-name="T4"><text:tab/><text:tab/><text:tab/>(5) </text:span></text:p>
          </text:deletion>
        </text:changed-region>
        <text:changed-region xml:id="ct94753269189696" text:id="ct94753269189696">
          <text:insertion>
            <office:change-info>
              <dc:creator>Patryk Kaniewski</dc:creator>
              <dc:date>2021-02-22T17:38:39</dc:date>
            </office:change-info>
          </text:insertion>
        </text:changed-region>
        <text:changed-region xml:id="ct94753269192976" text:id="ct94753269192976">
          <text:insertion>
            <office:change-info>
              <dc:creator>Patryk Kaniewski</dc:creator>
              <dc:date>2021-02-22T17:38:42</dc:date>
            </office:change-info>
          </text:insertion>
        </text:changed-region>
        <text:changed-region xml:id="ct94753269211712" text:id="ct94753269211712">
          <text:deletion>
            <office:change-info>
              <dc:creator>Patryk Kaniewski</dc:creator>
              <dc:date>2021-02-22T17:38:43</dc:date>
            </office:change-info>
            <text:p text:style-name="P26"><text:s/></text:p>
          </text:deletion>
        </text:changed-region>
        <text:changed-region xml:id="ct94753269212800" text:id="ct94753269212800">
          <text:insertion>
            <office:change-info>
              <dc:creator>Patryk Kaniewski</dc:creator>
              <dc:date>2021-02-22T17:38:52</dc:date>
            </office:change-info>
          </text:insertion>
        </text:changed-region>
        <text:changed-region xml:id="ct94753269213040" text:id="ct94753269213040">
          <text:deletion>
            <office:change-info>
              <dc:creator>Patryk Kaniewski</dc:creator>
              <dc:date>2021-02-22T17:38:52</dc:date>
            </office:change-info>
            <text:p text:style-name="P3"><text:span text:style-name="T4">natomiast </text:span></text:p>
          </text:deletion>
        </text:changed-region>
        <text:changed-region xml:id="ct94753269213456" text:id="ct94753269213456">
          <text:insertion>
            <office:change-info>
              <dc:creator>Patryk Kaniewski</dc:creator>
              <dc:date>2021-02-22T18:00:53</dc:date>
            </office:change-info>
          </text:insertion>
        </text:changed-region>
        <text:changed-region xml:id="ct94753269214912" text:id="ct94753269214912">
          <text:insertion>
            <office:change-info>
              <dc:creator>Patryk Kaniewski</dc:creator>
              <dc:date>2021-02-22T17:39:08</dc:date>
            </office:change-info>
          </text:insertion>
        </text:changed-region>
        <text:changed-region xml:id="ct94753269216224" text:id="ct94753269216224">
          <text:insertion>
            <office:change-info>
              <dc:creator>Patryk Kaniewski</dc:creator>
              <dc:date>2021-02-22T17:39:08</dc:date>
            </office:change-info>
          </text:insertion>
        </text:changed-region>
        <text:changed-region xml:id="ct94753269216464" text:id="ct94753269216464">
          <text:deletion>
            <office:change-info>
              <dc:creator>Patryk Kaniewski</dc:creator>
              <dc:date>2021-02-22T17:39:07</dc:date>
            </office:change-info>
            <text:p text:style-name="P3"><text:span text:style-name="T4">, czyli </text:span></text:p>
          </text:deletion>
        </text:changed-region>
        <text:changed-region xml:id="ct94753268803040" text:id="ct94753268803040">
          <text:deletion>
            <office:change-info>
              <dc:creator>Patryk Kaniewski</dc:creator>
              <dc:date>2021-02-22T18:00:18</dc:date>
            </office:change-info>
            <text:p text:style-name="P3"><text:span text:style-name="T4">v</text:span><text:span text:style-name="T5">Xi</text:span></text:p>
          </text:deletion>
        </text:changed-region>
        <text:changed-region xml:id="ct94753269219872" text:id="ct94753269219872">
          <text:deletion>
            <office:change-info>
              <dc:creator>Patryk Kaniewski</dc:creator>
              <dc:date>2021-02-22T17:27:51</dc:date>
            </office:change-info>
            <text:p text:style-name="P3"><text:span text:style-name="T4"><text:s text:c="2"/></text:span></text:p>
          </text:deletion>
        </text:changed-region>
        <text:changed-region xml:id="ct94753269221424" text:id="ct94753269221424">
          <text:insertion>
            <office:change-info>
              <dc:creator>Patryk Kaniewski</dc:creator>
              <dc:date>2021-02-22T18:32:33</dc:date>
            </office:change-info>
          </text:insertion>
        </text:changed-region>
        <text:changed-region xml:id="ct94753269229488" text:id="ct94753269229488">
          <text:deletion>
            <office:change-info>
              <dc:creator>Patryk Kaniewski</dc:creator>
              <dc:date>2021-02-22T17:51:14</dc:date>
            </office:change-info>
            <text:p text:style-name="P9"><text:span text:style-name="T4">d</text:span><text:span text:style-name="T5">XY</text:span></text:p>
          </text:deletion>
        </text:changed-region>
        <text:changed-region xml:id="ct94753269232096" text:id="ct94753269232096">
          <text:insertion>
            <office:change-info>
              <dc:creator>Patryk Kaniewski</dc:creator>
              <dc:date>2021-02-22T17:55:41</dc:date>
            </office:change-info>
          </text:insertion>
        </text:changed-region>
        <text:changed-region xml:id="ct94753269234976" text:id="ct94753269234976">
          <text:insertion>
            <office:change-info>
              <dc:creator>Patryk Kaniewski</dc:creator>
              <dc:date>2021-02-22T17:55:35</dc:date>
            </office:change-info>
          </text:insertion>
        </text:changed-region>
        <text:changed-region xml:id="ct94753269238048" text:id="ct94753269238048">
          <text:insertion>
            <office:change-info>
              <dc:creator>Patryk Kaniewski</dc:creator>
              <dc:date>2021-02-22T18:02:45</dc:date>
            </office:change-info>
          </text:insertion>
        </text:changed-region>
        <text:changed-region xml:id="ct94753269227856" text:id="ct94753269227856">
          <text:insertion>
            <office:change-info>
              <dc:creator>Patryk Kaniewski</dc:creator>
              <dc:date>2021-02-22T18:02:49</dc:date>
            </office:change-info>
          </text:insertion>
        </text:changed-region>
        <text:changed-region xml:id="ct94753269228608" text:id="ct94753269228608">
          <text:insertion>
            <office:change-info>
              <dc:creator>Patryk Kaniewski</dc:creator>
              <dc:date>2021-02-22T18:02:53</dc:date>
            </office:change-info>
          </text:insertion>
        </text:changed-region>
        <text:changed-region xml:id="ct94753269243808" text:id="ct94753269243808">
          <text:deletion>
            <office:change-info>
              <dc:creator>Patryk Kaniewski</dc:creator>
              <dc:date>2021-02-22T17:27:51</dc:date>
            </office:change-info>
            <text:p text:style-name="P9"><text:span text:style-name="T4"><text:s text:c="2"/></text:span></text:p>
          </text:deletion>
        </text:changed-region>
        <text:changed-region xml:id="ct94753269244368" text:id="ct94753269244368">
          <text:insertion>
            <office:change-info>
              <dc:creator>Patryk Kaniewski</dc:creator>
              <dc:date>2021-02-22T18:32:33</dc:date>
            </office:change-info>
          </text:insertion>
        </text:changed-region>
        <text:changed-region xml:id="ct94753269244608" text:id="ct94753269244608">
          <text:deletion>
            <office:change-info>
              <dc:creator>Patryk Kaniewski</dc:creator>
              <dc:date>2021-02-22T18:32:33</dc:date>
            </office:change-info>
            <text:p text:style-name="P9"><text:span text:style-name="T10"><text:s/></text:span></text:p>
          </text:deletion>
        </text:changed-region>
        <text:changed-region xml:id="ct94753269244848" text:id="ct94753269244848">
          <text:insertion>
            <office:change-info>
              <dc:creator>Patryk Kaniewski</dc:creator>
              <dc:date>2021-02-22T18:32:33</dc:date>
            </office:change-info>
          </text:insertion>
        </text:changed-region>
        <text:changed-region xml:id="ct94753269245440" text:id="ct94753269245440">
          <text:deletion>
            <office:change-info>
              <dc:creator>Patryk Kaniewski</dc:creator>
              <dc:date>2021-02-22T17:46:32</dc:date>
            </office:change-info>
            <text:p text:style-name="P23"><text:span text:style-name="T4"><text:tab/></text:span></text:p>
          </text:deletion>
        </text:changed-region>
        <text:changed-region xml:id="ct94753269245680" text:id="ct94753269245680">
          <text:insertion>
            <office:change-info>
              <dc:creator>Patryk Kaniewski</dc:creator>
              <dc:date>2021-02-22T18:10:14</dc:date>
            </office:change-info>
          </text:insertion>
        </text:changed-region>
        <text:changed-region xml:id="ct94753269246608" text:id="ct94753269246608">
          <text:insertion>
            <office:change-info>
              <dc:creator>Patryk Kaniewski</dc:creator>
              <dc:date>2021-02-22T17:46:13</dc:date>
            </office:change-info>
          </text:insertion>
        </text:changed-region>
        <text:changed-region xml:id="ct94753269247088" text:id="ct94753269247088">
          <text:deletion>
            <office:change-info>
              <dc:creator>Patryk Kaniewski</dc:creator>
              <dc:date>2021-02-22T17:27:51</dc:date>
            </office:change-info>
            <text:p text:style-name="P24"><text:span text:style-name="T4"><text:s text:c="2"/></text:span></text:p>
          </text:deletion>
        </text:changed-region>
        <text:changed-region xml:id="ct94753269246848" text:id="ct94753269246848">
          <text:deletion>
            <office:change-info>
              <dc:creator>Patryk Kaniewski</dc:creator>
              <dc:date>2021-02-22T17:46:13</dc:date>
            </office:change-info>
            <text:p text:style-name="P24"><text:span text:style-name="T4">,</text:span></text:p>
          </text:deletion>
        </text:changed-region>
        <text:changed-region xml:id="ct94753269247568" text:id="ct94753269247568">
          <text:insertion>
            <office:change-info>
              <dc:creator>Patryk Kaniewski</dc:creator>
              <dc:date>2021-02-22T18:10:16</dc:date>
            </office:change-info>
          </text:insertion>
        </text:changed-region>
        <text:changed-region xml:id="ct94753325899360" text:id="ct94753325899360">
          <text:insertion>
            <office:change-info>
              <dc:creator>Patryk Kaniewski</dc:creator>
              <dc:date>2021-02-22T17:46:17</dc:date>
            </office:change-info>
          </text:insertion>
        </text:changed-region>
        <text:changed-region xml:id="ct94753269248976" text:id="ct94753269248976">
          <text:deletion>
            <office:change-info>
              <dc:creator>Patryk Kaniewski</dc:creator>
              <dc:date>2021-02-22T17:27:51</dc:date>
            </office:change-info>
            <text:p text:style-name="P24"><text:span text:style-name="T4"><text:s text:c="2"/></text:span></text:p>
          </text:deletion>
        </text:changed-region>
        <text:changed-region xml:id="ct94753269248736" text:id="ct94753269248736">
          <text:deletion>
            <office:change-info>
              <dc:creator>Patryk Kaniewski</dc:creator>
              <dc:date>2021-02-22T17:46:17</dc:date>
            </office:change-info>
            <text:p text:style-name="P24"><text:span text:style-name="T4">,</text:span></text:p>
          </text:deletion>
        </text:changed-region>
        <text:changed-region xml:id="ct94753269249456" text:id="ct94753269249456">
          <text:insertion>
            <office:change-info>
              <dc:creator>Patryk Kaniewski</dc:creator>
              <dc:date>2021-02-22T18:10:17</dc:date>
            </office:change-info>
          </text:insertion>
        </text:changed-region>
        <text:changed-region xml:id="ct94753269250384" text:id="ct94753269250384">
          <text:insertion>
            <office:change-info>
              <dc:creator>Patryk Kaniewski</dc:creator>
              <dc:date>2021-02-22T17:46:19</dc:date>
            </office:change-info>
          </text:insertion>
        </text:changed-region>
        <text:changed-region xml:id="ct94753269250864" text:id="ct94753269250864">
          <text:deletion>
            <office:change-info>
              <dc:creator>Patryk Kaniewski</dc:creator>
              <dc:date>2021-02-22T17:27:51</dc:date>
            </office:change-info>
            <text:p text:style-name="P23"><text:span text:style-name="T4"><text:s text:c="2"/></text:span></text:p>
          </text:deletion>
        </text:changed-region>
        <text:changed-region xml:id="ct94753269250624" text:id="ct94753269250624">
          <text:deletion>
            <office:change-info>
              <dc:creator>Patryk Kaniewski</dc:creator>
              <dc:date>2021-02-22T17:46:19</dc:date>
            </office:change-info>
            <text:p text:style-name="P23"><text:span text:style-name="T4">,</text:span></text:p>
          </text:deletion>
        </text:changed-region>
        <text:changed-region xml:id="ct94753269251344" text:id="ct94753269251344">
          <text:insertion>
            <office:change-info>
              <dc:creator>Patryk Kaniewski</dc:creator>
              <dc:date>2021-02-22T18:10:19</dc:date>
            </office:change-info>
          </text:insertion>
        </text:changed-region>
        <text:changed-region xml:id="ct94753269252272" text:id="ct94753269252272">
          <text:insertion>
            <office:change-info>
              <dc:creator>Patryk Kaniewski</dc:creator>
              <dc:date>2021-02-22T17:46:21</dc:date>
            </office:change-info>
          </text:insertion>
        </text:changed-region>
        <text:changed-region xml:id="ct94753269252512" text:id="ct94753269252512">
          <text:deletion>
            <office:change-info>
              <dc:creator>Patryk Kaniewski</dc:creator>
              <dc:date>2021-02-22T17:46:21</dc:date>
            </office:change-info>
            <text:p text:style-name="P23"><text:span text:style-name="T4">, </text:span></text:p>
          </text:deletion>
        </text:changed-region>
        <text:changed-region xml:id="ct94753269252752" text:id="ct94753269252752">
          <text:insertion>
            <office:change-info>
              <dc:creator>Patryk Kaniewski</dc:creator>
              <dc:date>2021-02-22T18:10:21</dc:date>
            </office:change-info>
          </text:insertion>
        </text:changed-region>
        <text:changed-region xml:id="ct94753269253680" text:id="ct94753269253680">
          <text:insertion>
            <office:change-info>
              <dc:creator>Patryk Kaniewski</dc:creator>
              <dc:date>2021-02-22T17:46:24</dc:date>
            </office:change-info>
          </text:insertion>
        </text:changed-region>
        <text:changed-region xml:id="ct94753269253920" text:id="ct94753269253920">
          <text:deletion>
            <office:change-info>
              <dc:creator>Patryk Kaniewski</dc:creator>
              <dc:date>2021-02-22T17:46:24</dc:date>
            </office:change-info>
            <text:p text:style-name="P23"><text:span text:style-name="T4">, </text:span></text:p>
          </text:deletion>
        </text:changed-region>
        <text:changed-region xml:id="ct94753269254160" text:id="ct94753269254160">
          <text:insertion>
            <office:change-info>
              <dc:creator>Patryk Kaniewski</dc:creator>
              <dc:date>2021-02-22T18:10:23</dc:date>
            </office:change-info>
          </text:insertion>
        </text:changed-region>
        <text:changed-region xml:id="ct94753269254400" text:id="ct94753269254400">
          <text:deletion>
            <office:change-info>
              <dc:creator>Patryk Kaniewski</dc:creator>
              <dc:date>2021-02-22T17:27:51</dc:date>
            </office:change-info>
            <text:p text:style-name="P23"><text:span text:style-name="T4"><text:s text:c="2"/></text:span></text:p>
          </text:deletion>
        </text:changed-region>
        <text:changed-region xml:id="ct94753268825920" text:id="ct94753268825920">
          <text:insertion>
            <office:change-info>
              <dc:creator>Patryk Kaniewski</dc:creator>
              <dc:date>2021-02-22T18:32:33</dc:date>
            </office:change-info>
          </text:insertion>
        </text:changed-region>
        <text:changed-region xml:id="ct94753268824352" text:id="ct94753268824352">
          <text:insertion>
            <office:change-info>
              <dc:creator>Patryk Kaniewski</dc:creator>
              <dc:date>2021-02-22T17:46:26</dc:date>
            </office:change-info>
          </text:insertion>
        </text:changed-region>
        <text:changed-region xml:id="ct94753269232704" text:id="ct94753269232704">
          <text:deletion>
            <office:change-info>
              <dc:creator>Patryk Kaniewski</dc:creator>
              <dc:date>2021-02-22T17:46:26</dc:date>
            </office:change-info>
            <text:p text:style-name="P23"><text:span text:style-name="T4"><text:tab/></text:span></text:p>
          </text:deletion>
        </text:changed-region>
        <text:changed-region xml:id="ct94753269235680" text:id="ct94753269235680">
          <text:insertion>
            <office:change-info>
              <dc:creator>Patryk Kaniewski</dc:creator>
              <dc:date>2021-02-22T18:10:24</dc:date>
            </office:change-info>
          </text:insertion>
        </text:changed-region>
        <text:changed-region xml:id="ct94753269261376" text:id="ct94753269261376">
          <text:deletion>
            <office:change-info>
              <dc:creator>Patryk Kaniewski</dc:creator>
              <dc:date>2021-02-22T17:27:51</dc:date>
            </office:change-info>
            <text:p text:style-name="P9"><text:span text:style-name="T4"><text:s text:c="2"/></text:span></text:p>
          </text:deletion>
        </text:changed-region>
        <text:changed-region xml:id="ct94753269261136" text:id="ct94753269261136">
          <text:deletion>
            <office:change-info>
              <dc:creator>Patryk Kaniewski</dc:creator>
              <dc:date>2021-02-22T17:54:41</dc:date>
            </office:change-info>
            <text:p text:style-name="P9"><text:span text:style-name="T4">V­</text:span><text:span text:style-name="T5">N*N­</text:span><text:span text:style-name="T4">.</text:span></text:p>
          </text:deletion>
        </text:changed-region>
        <text:changed-region xml:id="ct94753269261616" text:id="ct94753269261616">
          <text:insertion>
            <office:change-info>
              <dc:creator>Patryk Kaniewski</dc:creator>
              <dc:date>2021-02-22T18:32:33</dc:date>
            </office:change-info>
          </text:insertion>
        </text:changed-region>
        <text:changed-region xml:id="ct94753269271888" text:id="ct94753269271888">
          <text:deletion>
            <office:change-info>
              <dc:creator>Patryk Kaniewski</dc:creator>
              <dc:date>2021-02-22T17:52:28</dc:date>
            </office:change-info>
            <text:p text:style-name="P9"><text:span text:style-name="T4">V</text:span><text:span text:style-name="T5">ij</text:span><text:span text:style-name="T4"> </text:span></text:p>
          </text:deletion>
        </text:changed-region>
        <text:changed-region xml:id="ct94753269271264" text:id="ct94753269271264">
          <text:deletion>
            <office:change-info>
              <dc:creator>Patryk Kaniewski</dc:creator>
              <dc:date>2021-02-22T18:05:51</dc:date>
            </office:change-info>
            <text:p text:style-name="P1"><text:span text:style-name="T4">(i,j)</text:span></text:p>
          </text:deletion>
        </text:changed-region>
        <text:changed-region xml:id="ct94753269289248" text:id="ct94753269289248">
          <text:deletion>
            <office:change-info>
              <dc:creator>Patryk Kaniewski</dc:creator>
              <dc:date>2021-02-22T18:05:44</dc:date>
            </office:change-info>
            <text:p text:style-name="P1"><text:span text:style-name="T4">(k,l)</text:span></text:p>
          </text:deletion>
        </text:changed-region>
        <text:changed-region xml:id="ct94753269290672" text:id="ct94753269290672">
          <text:deletion>
            <office:change-info>
              <dc:creator>Patryk Kaniewski</dc:creator>
              <dc:date>2021-02-22T18:04:23</dc:date>
            </office:change-info>
            <text:p text:style-name="P1"><text:span text:style-name="T4">i,j,k,l</text:span><text:span text:style-name="T8"></text:span><text:span text:style-name="T4">{1,...,N}</text:span></text:p>
          </text:deletion>
        </text:changed-region>
        <text:changed-region xml:id="ct94753269290432" text:id="ct94753269290432">
          <text:deletion>
            <office:change-info>
              <dc:creator>Patryk Kaniewski</dc:creator>
              <dc:date>2021-02-22T18:05:35</dc:date>
            </office:change-info>
            <text:p text:style-name="P1"><text:span text:style-name="T4">(</text:span></text:p>
          </text:deletion>
        </text:changed-region>
        <text:changed-region xml:id="ct94753269302336" text:id="ct94753269302336">
          <text:deletion>
            <office:change-info>
              <dc:creator>Patryk Kaniewski</dc:creator>
              <dc:date>2021-02-22T18:06:16</dc:date>
            </office:change-info>
            <text:p text:style-name="P7">i=k</text:p>
          </text:deletion>
        </text:changed-region>
        <text:changed-region xml:id="ct94753269308576" text:id="ct94753269308576">
          <text:deletion>
            <office:change-info>
              <dc:creator>Patryk Kaniewski</dc:creator>
              <dc:date>2021-02-22T18:06:27</dc:date>
            </office:change-info>
            <text:p text:style-name="P7">j=l</text:p>
          </text:deletion>
        </text:changed-region>
        <text:changed-region xml:id="ct94753269319296" text:id="ct94753269319296">
          <text:deletion>
            <office:change-info>
              <dc:creator>Patryk Kaniewski</dc:creator>
              <dc:date>2021-02-22T18:06:34</dc:date>
            </office:change-info>
            <text:p text:style-name="P7">i+j=k+l</text:p>
          </text:deletion>
        </text:changed-region>
        <text:changed-region xml:id="ct94753269336624" text:id="ct94753269336624">
          <text:deletion>
            <office:change-info>
              <dc:creator>Patryk Kaniewski</dc:creator>
              <dc:date>2021-02-22T18:06:39</dc:date>
            </office:change-info>
            <text:p text:style-name="P7">i-j=k-l</text:p>
          </text:deletion>
        </text:changed-region>
        <text:changed-region xml:id="ct94753269338240" text:id="ct94753269338240">
          <text:insertion>
            <office:change-info>
              <dc:creator>Patryk Kaniewski</dc:creator>
              <dc:date>2021-02-22T18:06:44</dc:date>
            </office:change-info>
          </text:insertion>
        </text:changed-region>
        <text:changed-region xml:id="ct94753269338816" text:id="ct94753269338816">
          <text:deletion>
            <office:change-info>
              <dc:creator>Patryk Kaniewski</dc:creator>
              <dc:date>2021-02-22T17:27:51</dc:date>
            </office:change-info>
            <text:p text:style-name="P7"><text:s text:c="2"/></text:p>
          </text:deletion>
        </text:changed-region>
        <text:changed-region xml:id="ct94753269339536" text:id="ct94753269339536">
          <text:insertion>
            <office:change-info>
              <dc:creator>Patryk Kaniewski</dc:creator>
              <dc:date>2021-02-22T18:32:33</dc:date>
            </office:change-info>
          </text:insertion>
        </text:changed-region>
        <text:changed-region xml:id="ct94753269339776" text:id="ct94753269339776">
          <text:insertion>
            <office:change-info>
              <dc:creator>Patryk Kaniewski</dc:creator>
              <dc:date>2021-02-22T18:06:48</dc:date>
            </office:change-info>
          </text:insertion>
        </text:changed-region>
        <text:changed-region xml:id="ct94753269354912" text:id="ct94753269354912">
          <text:deletion>
            <office:change-info>
              <dc:creator>Patryk Kaniewski</dc:creator>
              <dc:date>2021-02-22T18:28:46</dc:date>
            </office:change-info>
            <text:p text:style-name="P2"><text:span text:style-name="T4">(6) </text:span></text:p>
          </text:deletion>
        </text:changed-region>
        <text:changed-region xml:id="ct94753267690912" text:id="ct94753267690912">
          <text:insertion>
            <office:change-info>
              <dc:creator>Patryk Kaniewski</dc:creator>
              <dc:date>2021-02-22T17:33:41</dc:date>
            </office:change-info>
          </text:insertion>
        </text:changed-region>
        <text:changed-region xml:id="ct94753269342192" text:id="ct94753269342192">
          <text:insertion>
            <office:change-info>
              <dc:creator>Patryk Kaniewski</dc:creator>
              <dc:date>2021-02-22T17:33:44</dc:date>
            </office:change-info>
          </text:insertion>
        </text:changed-region>
        <text:changed-region xml:id="ct94753269246272" text:id="ct94753269246272">
          <text:deletion>
            <office:change-info>
              <dc:creator>Patryk Kaniewski</dc:creator>
              <dc:date>2021-02-22T17:33:46</dc:date>
            </office:change-info>
            <text:p text:style-name="P15"><text:span text:style-name="T4"><text:s/></text:span></text:p>
          </text:deletion>
        </text:changed-region>
        <text:changed-region xml:id="ct94753269248160" text:id="ct94753269248160">
          <text:insertion>
            <office:change-info>
              <dc:creator>Patryk Kaniewski</dc:creator>
              <dc:date>2021-02-22T18:06:59</dc:date>
            </office:change-info>
          </text:insertion>
        </text:changed-region>
        <text:changed-region xml:id="ct94753269250048" text:id="ct94753269250048">
          <text:insertion>
            <office:change-info>
              <dc:creator>Patryk Kaniewski</dc:creator>
              <dc:date>2021-02-22T17:33:49</dc:date>
            </office:change-info>
          </text:insertion>
        </text:changed-region>
        <text:changed-region xml:id="ct94753269253344" text:id="ct94753269253344">
          <text:deletion>
            <office:change-info>
              <dc:creator>Patryk Kaniewski</dc:creator>
              <dc:date>2021-02-22T18:08:18</dc:date>
            </office:change-info>
            <text:p text:style-name="P32">N_ = N+<text:span text:style-name="T18"></text:span>, <text:span text:style-name="T18"></text:span>&lt;0;1).</text:p>
          </text:deletion>
        </text:changed-region>
        <text:changed-region xml:id="ct94753269251936" text:id="ct94753269251936">
          <text:deletion>
            <office:change-info>
              <dc:creator>Patryk Kaniewski</dc:creator>
              <dc:date>2021-02-22T17:33:49</dc:date>
            </office:change-info>
            <text:p text:style-name="P32"><text:s/>a </text:p>
          </text:deletion>
        </text:changed-region>
        <text:changed-region xml:id="ct94753269306960" text:id="ct94753269306960">
          <text:deletion>
            <office:change-info>
              <dc:creator>Patryk Kaniewski</dc:creator>
              <dc:date>2021-02-22T17:27:51</dc:date>
            </office:change-info>
            <text:p text:style-name="P1"><text:span text:style-name="T4"><text:s text:c="2"/></text:span></text:p>
          </text:deletion>
        </text:changed-region>
        <text:changed-region xml:id="ct94753269318720" text:id="ct94753269318720">
          <text:insertion>
            <office:change-info>
              <dc:creator>Patryk Kaniewski</dc:creator>
              <dc:date>2021-02-22T18:32:33</dc:date>
            </office:change-info>
          </text:insertion>
        </text:changed-region>
        <text:changed-region xml:id="ct94753269359392" text:id="ct94753269359392">
          <text:deletion>
            <office:change-info>
              <dc:creator>Patryk Kaniewski</dc:creator>
              <dc:date>2021-02-22T17:27:51</dc:date>
            </office:change-info>
            <text:p text:style-name="P1"><text:span text:style-name="T4"><text:s text:c="2"/></text:span></text:p>
          </text:deletion>
        </text:changed-region>
        <text:changed-region xml:id="ct94753269360672" text:id="ct94753269360672">
          <text:insertion>
            <office:change-info>
              <dc:creator>Patryk Kaniewski</dc:creator>
              <dc:date>2021-02-22T18:32:33</dc:date>
            </office:change-info>
          </text:insertion>
        </text:changed-region>
        <text:changed-region xml:id="ct94753269362416" text:id="ct94753269362416">
          <text:deletion>
            <office:change-info>
              <dc:creator>Patryk Kaniewski</dc:creator>
              <dc:date>2021-02-22T17:27:51</dc:date>
            </office:change-info>
            <text:p text:style-name="P1"><text:span text:style-name="T4"><text:s text:c="2"/></text:span></text:p>
          </text:deletion>
        </text:changed-region>
        <text:changed-region xml:id="ct94753269362112" text:id="ct94753269362112">
          <text:deletion>
            <office:change-info>
              <dc:creator>Patryk Kaniewski</dc:creator>
              <dc:date>2021-02-22T18:29:27</dc:date>
            </office:change-info>
            <text:p text:style-name="P1"><text:span text:style-name="T4">N=8, A=B=C=100</text:span></text:p>
          </text:deletion>
        </text:changed-region>
        <text:changed-region xml:id="ct94753269363872" text:id="ct94753269363872">
          <text:insertion>
            <office:change-info>
              <dc:creator>Patryk Kaniewski</dc:creator>
              <dc:date>2021-02-22T18:32:33</dc:date>
            </office:change-info>
          </text:insertion>
        </text:changed-region>
        <text:changed-region xml:id="ct94753269375024" text:id="ct94753269375024">
          <text:insertion>
            <office:change-info>
              <dc:creator>Patryk Kaniewski</dc:creator>
              <dc:date>2021-02-22T17:27:51</dc:date>
            </office:change-info>
          </text:insertion>
        </text:changed-region>
        <text:changed-region xml:id="ct94753333859792" text:id="ct94753333859792">
          <text:insertion>
            <office:change-info>
              <dc:creator>Patryk Kaniewski</dc:creator>
              <dc:date>2021-02-22T18:49:46</dc:date>
            </office:change-info>
          </text:insertion>
        </text:changed-region>
        <text:changed-region xml:id="ct94753269376304" text:id="ct94753269376304">
          <text:deletion>
            <office:change-info>
              <dc:creator>Patryk Kaniewski</dc:creator>
              <dc:date>2021-02-22T18:29:37</dc:date>
            </office:change-info>
            <text:p text:style-name="P1"><text:span text:style-name="T4">_</text:span></text:p>
          </text:deletion>
        </text:changed-region>
        <text:changed-region xml:id="ct94753269384224" text:id="ct94753269384224">
          <text:insertion>
            <office:change-info>
              <dc:creator>Patryk Kaniewski</dc:creator>
              <dc:date>2021-02-22T18:29:50</dc:date>
            </office:change-info>
          </text:insertion>
        </text:changed-region>
        <text:changed-region xml:id="ct94753269387024" text:id="ct94753269387024">
          <text:insertion>
            <office:change-info>
              <dc:creator>Patryk Kaniewski</dc:creator>
              <dc:date>2021-02-22T18:30:32</dc:date>
            </office:change-info>
          </text:insertion>
        </text:changed-region>
        <text:changed-region xml:id="ct94753269387328" text:id="ct94753269387328">
          <text:deletion>
            <office:change-info>
              <dc:creator>Patryk Kaniewski</dc:creator>
              <dc:date>2021-02-22T18:30:32</dc:date>
            </office:change-info>
            <text:p text:style-name="P1"><text:span text:style-name="T4">;</text:span></text:p>
          </text:deletion>
        </text:changed-region>
        <text:changed-region xml:id="ct94753269388784" text:id="ct94753269388784">
          <text:insertion>
            <office:change-info>
              <dc:creator>Patryk Kaniewski</dc:creator>
              <dc:date>2021-02-22T18:30:36</dc:date>
            </office:change-info>
          </text:insertion>
        </text:changed-region>
        <text:changed-region xml:id="ct94753269391584" text:id="ct94753269391584">
          <text:insertion>
            <office:change-info>
              <dc:creator>Patryk Kaniewski</dc:creator>
              <dc:date>2021-02-22T18:29:51</dc:date>
            </office:change-info>
          </text:insertion>
        </text:changed-region>
        <text:changed-region xml:id="ct94753269391888" text:id="ct94753269391888">
          <text:deletion>
            <office:change-info>
              <dc:creator>Patryk Kaniewski</dc:creator>
              <dc:date>2021-02-22T18:29:51</dc:date>
            </office:change-info>
            <text:p text:style-name="P1"><text:span text:style-name="T4">)</text:span></text:p>
          </text:deletion>
        </text:changed-region>
        <text:changed-region xml:id="ct94753269394144" text:id="ct94753269394144">
          <text:insertion>
            <office:change-info>
              <dc:creator>Patryk Kaniewski</dc:creator>
              <dc:date>2021-02-22T17:32:47</dc:date>
            </office:change-info>
          </text:insertion>
        </text:changed-region>
        <text:changed-region xml:id="ct94753269394384" text:id="ct94753269394384">
          <text:deletion>
            <office:change-info>
              <dc:creator>Patryk Kaniewski</dc:creator>
              <dc:date>2021-02-22T17:53:44</dc:date>
            </office:change-info>
            <text:h text:style-name="Heading_20_1" text:outline-level="1">e</text:h>
          </text:deletion>
        </text:changed-region>
        <text:changed-region xml:id="ct94753269394624" text:id="ct94753269394624">
          <text:insertion>
            <office:change-info>
              <dc:creator>Patryk Kaniewski</dc:creator>
              <dc:date>2021-02-22T17:53:4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1" text:separation-character="." text:name="Wzór"/>
      </text:sequence-decls>
      <text:p text:style-name="P20">SIECI NEURONOWE</text:p>
      <text:p text:style-name="P4">W RÓŻNYCH DZIEDZINACH NAUKI</text:p>
      <text:p text:style-name="P4"/>
      <text:p text:style-name="P6">Bohdan Macukow i Maciej Grzenda</text:p>
      <text:p text:style-name="P6">Instytut Matematyki, Politechnika Warszawska,</text:p>
      <text:p text:style-name="P6">Pl. Politechniki 1, 00-661 Warszawa</text:p>
      <text:p text:style-name="P5"/>
      <text:p text:style-name="P5"/>
      <text:h text:style-name="Heading_20_1" text:outline-level="1"><text:change-start text:change-id="ct94753338064656"/><text:s/><text:change-end text:change-id="ct94753338064656"/><text:change-start text:change-id="ct94753268888976"/>Zamiast wstępu, czyli czym są sieci neuronowe<text:change-end text:change-id="ct94753268888976"/><text:change text:change-id="ct94753268889360"/><text:change-start text:change-id="ct94753268889648"/> <text:change-end text:change-id="ct94753268889648"/><text:change-start text:change-id="ct94753268889888"/>i dlaczego tak bardzo się nimi zajmujemy<text:change-end text:change-id="ct94753268889888"/><text:change-start text:change-id="ct94753268893504"/></text:h>
      <text:p text:style-name="P8"><text:change-end text:change-id="ct94753268893504"/></text:p>
      <text:p text:style-name="Standard"><text:span text:style-name="T1">Praca ta jest poświęcona sztucznym sieciom neuronowym – ciekawym i wielce obiecującym systemom przetwarzania informacji. Zainteresowanie sieciami wynika m.</text:span><text:change-start text:change-id="ct94753268896000"/><text:span text:style-name="T1"> </text:span><text:change-end text:change-id="ct94753268896000"/><text:span text:style-name="T1">in. z faktu, że dostosowanie sieci do wykonania określonego zadania odbywa się zazwyczaj poprzez uczenie jej, przez użycie zestawu pobudzeń i odpowiadających im reakcji, a nie przez specjalne algorytmy, programy itp. Mówiąc o sieciach neuronowych często zamiennie używamy nazwy </text:span><text:span text:style-name="T2">neurokomputery</text:span><text:span text:style-name="T1"> mając na myśli urządzenia, których budowa podobna jest do biologicznej struktury mózgu ludzkiego bądź która działa tak jak działałby mózg.</text:span></text:p>
      <text:p text:style-name="Standard">Dzisiejsze, tak szerokie<text:change text:change-id="ct94753268900816"/><text:change-start text:change-id="ct94753268901056"/><text:span text:style-name="T9"> </text:span><text:change-end text:change-id="ct94753268901056"/><text:change text:change-id="ct94753268901296"/><text:change-start text:change-id="ct94753268901536"/><text:span text:style-name="T9"><text:s text:c="2"/></text:span><text:change-end text:change-id="ct94753268901536"/>i powszechne zainteresowanie sieciami neurono­wymi zarówno wśród inżynierów, przedstawicieli nauk ścisłych - matematyki i fizyki oraz biologów czy neurofizjologów wynika przede wszystkim z poszukiwań nad sposo­bami budowy bardziej efektywnych i bardziej niezawodnych urządzeń do przetwarzania informacji a układ nerwowy jest tutaj niedościgłym wzorem. Mózg człowieka ciągle jest najpotężniejszym z istniejących obecnie urządzeń liczących do celów przetwarzania in­formacji w czasie rzeczywistym. Fascynacje mózgiem, jego własnościami (odpornością na uszkodzenia, równoległym przetwarzaniem itp.) już w latach 40-tych zaowocowały pracami, których fundamentalne znaczenie odczuwamy jeszcze dzisiaj.</text:p>
      <text:p text:style-name="Standard"/>
      <text:p text:style-name="Standard"><text:span text:style-name="T1">Mózg i komputer, zastanówmy się jakie mamy tutaj podobieństwa i jakie różnice. Wyobraźmy sobie komputer, który rozwiązując pewien problem sam się uczy. Najpierw wprowadzamy do niego informacje o postawionym zadaniu, dane wejściowe problemu oraz </text:span><text:soft-page-break/><text:span text:style-name="T1">wybrane przykłady wraz z poprawnymi ich rozwiązaniami. Następnie komputer analizuje wprowadzone informacje i ucząc się na swoich błędach osiąga w końcu taki stan, w którym postawiony problem może być rozwiązany. W takiej działalności można zauważyć wiele podobieństwa do działania człowieka. I tutaj pojawia się pytanie:</text:span><text:span text:style-name="T2"> czy potrafimy skonstruować urządzenie techniczne o podob­nych właściwościach???</text:span><text:span text:style-name="T1"> Badania ostatnich lat sugerują odpowiedź twierdzącą - a właśnie sieci neuronowe wydają się być drogą prowadzącą do tego</text:span><text:change text:change-id="ct94753268907088"/><text:change-start text:change-id="ct94753268908528"/><text:span text:style-name="T9"> <text:s/></text:span><text:change-end text:change-id="ct94753268908528"/><text:span text:style-name="T1">celu.</text:span></text:p>
      <text:p text:style-name="Standard">Z punktu widzenia informatyki interesującym jest porównanie własności kompu­tera <text:change-start text:change-id="ct94753268912032"/><text:line-break/><text:change-end text:change-id="ct94753268912032"/>z własnościami mózgu. Sieci nerwowe mogą przeprowadzać niezwykłe obliczenia i działania, aczkolwiek<text:change text:change-id="ct94753268912272"/><text:change-start text:change-id="ct94753268912896"/><text:span text:style-name="T9"> <text:s/></text:span><text:change-end text:change-id="ct94753268912896"/>jest rzeczą oczywistą, że w na przykład obliczeniach arytmetycz­nych mózg nie jest tak dobrym urządzeniem (tak szybkim, wydajnym i dokładnym) jak komputer. Ale z drugiej strony. gdy ma się do czynienia z zadaniami takimi jak rozpo­znawanie, skojarzenia czy klasyfikacja - mózg może pokonać nawet najszybszy super­komputer, pomimo że w tym procesie neurony jako jednostki przetwarzające są o wiele rzędów wielkości wolniejsze od swoich elektronicznych czy optoelektronicznych od­powiedników. Z punktu widzenia zasady działania, zarówno mózg, jak <text:change-start text:change-id="ct94753268907936"/><text:line-break/><text:change-end text:change-id="ct94753268907936"/>i konwencjo­nalne komputery realizują w zasadzie podobne funkcje - gromadzą, przetwarzają czy odzyskują informacje. Różnica nie leży więc w odmiennym działaniu lecz na odmien­nych zasadach gromadzenia i przetwarzania informacji.<text:change text:change-id="ct94753268896448"/><text:change-start text:change-id="ct94753268905808"/><text:span text:style-name="T9"> <text:s/></text:span><text:change-end text:change-id="ct94753268905808"/>Jeżeli mamy wykonać proste działanie arytmetyczne <text:change-start text:change-id="ct94753268906048"/><text:line-break/><text:change-end text:change-id="ct94753268906048"/>np. mnożenie<text:change text:change-id="ct94753268664768"/><text:change-start text:change-id="ct94753268907328"/><text:span text:style-name="T9"> </text:span><text:change-end text:change-id="ct94753268907328"/><text:change text:change-id="ct94753268906288"/><text:change-start text:change-id="ct94753268665968"/><text:span text:style-name="T9"><text:s/></text:span><text:change-end text:change-id="ct94753268665968"/><text:change text:change-id="ct94753268906528"/><text:change-start text:change-id="ct94753268906768"/><text:span text:style-name="T9"><text:s text:c="2"/></text:span><text:change-end text:change-id="ct94753268906768"/>dwu cyfr, to nie wykonujemy tego mnożenia lecz rozpoznajemy problem, <text:change-start text:change-id="ct94753346885376"/><text:line-break/><text:change-end text:change-id="ct94753346885376"/>a następnie przywołujemy z pamięci właściwą, skojarzoną z nim odpowiedź wynikającą z faktu, że kiedyś <text:change-start text:change-id="ct94753268905088"/><text:line-break/><text:change-end text:change-id="ct94753268905088"/>w dzieciństwie uczyliśmy się tabliczki mnożenia. Jedną z najciekawszych własności, najbardziej<text:change text:change-id="ct94753268905328"/><text:change-start text:change-id="ct94753268916176"/><text:span text:style-name="T9"> <text:s/></text:span><text:change-end text:change-id="ct94753268916176"/>różniącą świat sieci neuronowych od świata komputerów jest ich zdolność do tolerowania <text:change-start text:change-id="ct94753268916416"/><text:line-break/><text:change-end text:change-id="ct94753268916416"/>i poprawiania błędów. Mózg zdolny jest do rekonstrukcji, odtworzenia sygnału na podstawie informacji częściowej a dodatkowo obarczonej błędami.</text:p>
      <text:p text:style-name="Standard">Analizując metody przetwarzania i selekcji informacji oraz sposoby podejmo­wania decyzji w systemie nerwowym łatwo można dojść do wniosku, że jest on przy­kładem rozwiązania wielu problemów, z którymi od wielu lat boryka się informa­tyka, teoria przetwarzania informacji czy teoria optymalizacji.</text:p>
      <text:p text:style-name="Standard">Powróćmy jeszcze raz do genezy zainteresowania sieciami neuronowymi. Za­fascynowani potęgą obliczeniową, ogromnymi szybkościami działania i możliwościami dzisiejszych komputerów często zapominamy czym naprawdę one są - jedynie doskona­łymi liczydłami. <text:change-start text:change-id="ct94753268674032"/><text:line-break/><text:change-end text:change-id="ct94753268674032"/>Te znakomite urządzenia naprawdę są szalenie powolne i nieefektywne. Przecież do wykonania konkretnej operacji komputer wykorzystuje jedynie mikrosko­pijną część swoich ogromnych możliwości, używa jedynie kilku spośród swoich elemen­tów - podczas gdy cała reszta pozostaje nieaktywna. przecież szeregowy system pracy wymusza na nim wykonywanie operacji w ustalonej <text:soft-page-break/>kolejności. Oczywiście staramy się temu zaradzić. Tworzymy jednostki pracujące równolegle, używamy procesorów wek­torowych zwielokrotniając możliwości obliczeniowe. Jednak wszystkie te usprawnienia nikną wobec potencjalnych możliwości sieci neuronowych,<text:change text:change-id="ct94753268908176"/><text:change-start text:change-id="ct94753268675344"/><text:span text:style-name="T9"> <text:s/></text:span><text:change-end text:change-id="ct94753268675344"/>w których każdy, niezależ­nie pracujący neuron, jest jak gdyby niezależnym procesorem, a cała sieć zbudowana <text:change-start text:change-id="ct94753268675648"/><text:line-break/><text:change-end text:change-id="ct94753268675648"/>z tysięcy (lub milionów) takich procesorów może pracować w pełni równolegle i wyko­nywać wiele operacji równocześnie. Takie przetwarzanie pozwala sieciom niesłychanie efektywnie wykonywać złożone zadania (nawet zadania obliczeniowe), pomimo użycia bardzo powolnych elementów. Trzeba bowiem pamiętać, że typowy impuls neuronowy trwa kilka milisekund - czyli<text:change text:change-id="ct94753268888464"/><text:change-start text:change-id="ct94753268896688"/><text:span text:style-name="T9"> <text:s/></text:span><text:change-end text:change-id="ct94753268896688"/>miliony razy dłużej niż w przypadku impulsów generowa­nych przez krzemowe układy półprzewodnikowe.</text:p>
      <text:h text:style-name="Heading_20_1" text:outline-level="1"><text:change-start text:change-id="ct94753268677264"/><text:s/><text:change-end text:change-id="ct94753268677264"/>Możliwości zastosowań sieci neuronowych</text:h>
      <text:p text:style-name="Standard">Omówione cechy sieci neuronowych jak także znane z literatury różnorodne modele struktur sieciowych pozwalają na scharakteryzowanie ich możliwości oraz ob­szarów ich potencjalnych zastosowań. Sieci nie uczą się algorytmów, lecz uczą się przez przykłady. W przeciwieństwie do konwencjonalnych komputerów są słabymi maszy­nami matematycznymi <text:change-start text:change-id="ct94753268895264"/><text:line-break/><text:change-end text:change-id="ct94753268895264"/>i słabo nadają się do typowego przetwarzania opartego o algo­rytmy. Bardzo dobrze natomiast nadają się do zadań związanych z rozpoznawaniem ob­razów (nawet tych o niepełnej bądź zafałszowanej informacji), do zadań optymaliza­cyjno - decyzyjnych, do szybkiego przeszukiwania dużych baz danych. </text:p>
      <text:h text:style-name="Heading_20_1" text:outline-level="1"><text:change-start text:change-id="ct94753265682256"/><text:s/><text:change-end text:change-id="ct94753265682256"/>Sieci neuronowe jako klasyfikatory i układy pamięciowe</text:h>
      <text:p text:style-name="Standard"><text:span text:style-name="T2">Klasyfikacja</text:span><text:span text:style-name="T1"> jest jedną z najbardziej typowych form przetwarzania neuronowego. Jeżeli zbiór sygnałów wejściowych można podzielić na kilka klas, (nb. muszą istnieć takie cechy (atrybuty), które pozwolą na dokonanie takiego jednoznacznego podziału), to w odpowiedzi na sygnał wejściowy klasyfikator powinien podać informację o klasie, do której ten sygnał należy.</text:span></text:p>
      <text:p text:style-name="Standard">Druga grupa popularnych sieci to takie, które odtwarzają nauczony wcześniej sygnał. Takie sieci nazywamy pamięciami asocjacyjnymi. W pamięci asocjacyjnej następuje odtworzenie (odczyt) informacji zakodowanej uprzednio w pamięci. Jeżeli takiej sieci zaprezentujemy sygnał podobny do któregoś z zapamiętanych, to ma ona za zadanie te obrazy skojarzyć. Proces taki nazywamy autoasocjacją. Kojarzenie sygnałów wejściowych może także zachodzić w wariancie heteroasocjacyjnym.</text:p>
      <text:p text:style-name="Standard"><text:span text:style-name="T1">W dalszej części postaram się przedstawić kilka nietypowych obszarów zastoso­wań sieci neuronowych. Będą to zagadnienia optymalizacji a szczególnie wykorzystanie sieci do takich zadań jak </text:span><text:span text:style-name="T2">rozwiązywanie problemu komiwojażera</text:span><text:span text:style-name="T1"> czy </text:span><text:span text:style-name="T2">problemu N-hetmanów</text:span><text:span text:style-name="T1">, zastosowanie w </text:span><text:span text:style-name="T2">kompresji obrazów</text:span><text:span text:style-name="T1">, w rozwiązywaniu pew­nych problemów z zakresu </text:span><text:span text:style-name="T2">algebry macierzy czy algebry liniowej </text:span><text:span text:style-name="T1">czy wreszcie w </text:span><text:span text:style-name="T2">logice.</text:span></text:p>
      <text:h text:style-name="Heading_20_1" text:outline-level="1"><text:change-start text:change-id="ct94753352487424"/><text:soft-page-break/><text:s/><text:change-end text:change-id="ct94753352487424"/>Sieci Hopfielda i Hamminga</text:h>
      <text:p text:style-name="Standard">Modele sieci Hopfielda i Hamminga są jednymi z najczęściej omawianymi, badanymi i wykorzystywanymi. Zazwyczaj obie są stosowane do rozpoznawania lub klasyfikacji obrazów, które są reprezentowane w sposób binarny. Warto także zaznaczyć, że sieć Hopfielda jest często podawana jako przykład pamięci skojarzeniowej lub jako ukł<text:change-start text:change-id="ct94753268928896"/>a<text:change-end text:change-id="ct94753268928896"/><text:change text:change-id="ct94753268920688"/>d do rozwiązywania zadań z zakresu optymalizacji.</text:p>
      <text:p text:style-name="Standard"><text:tab/>Strukturę sieci Hopfielda można opisać bardzo prosto – jest to układ wielu identyc<text:change text:change-id="ct94753268933760"/>znych elementów połączonych metodą <text:span text:style-name="T13">każdy z każdym.</text:span> Jest zatem najczęściej rozpatrywana jako struktura jednowarstwowa. W odróżnieniu od sieci warstwowych typu perceptron sieć Hopfielda jest siecią rekurencyjną, gdzie neurony są wielokrotnie pobudzane<text:change text:change-id="ct94753268934000"/><text:change-start text:change-id="ct94753268930960"/><text:span text:style-name="T9"> <text:s/></text:span><text:change-end text:change-id="ct94753268930960"/>w jednym cyklu rozpoznawania co uzyskuje się poprzez pętle sprzężenia zwrotnego. </text:p>
      <text:p text:style-name="Standard">Wagi połączeń wyliczane są w sieci Hopfielda <text:span text:style-name="T13">a priori</text:span>, jej faza uczenia ogranicza się do wyliczenia wartości wag zgodnie zasadą uczenia Hebba</text:p>
      <text:p text:style-name="P12"><draw:frame draw:style-name="fr3" draw:name="Frame1" text:anchor-type="as-char" svg:width="3.2283in" draw:z-index="8"><draw:text-box fo:min-height="0.9508in"><text:p text:style-name="Wzór"><draw:frame draw:style-name="fr9" draw:name="Object1" text:anchor-type="paragraph" svg:width="3.2283in" svg:height="0.9508in" style:rel-height="scale" draw:z-index="9"><draw:object xlink:href="./Object 1" xlink:type="simple" xlink:show="embed" xlink:actuate="onLoad"/><draw:image xlink:href="./ObjectReplacements/Object 1" xlink:type="simple" xlink:show="embed" xlink:actuate="onLoad"/></draw:frame>Wzór <text:sequence text:ref-name="refWzór0" text:name="Wzór" text:formula="ooow:Wzór+1" style:num-format="1">4.1</text:sequence></text:p></draw:text-box></draw:frame><text:change text:change-id="ct94753334730480"/></text:p>
      <text:p text:style-name="P17"><text:tab/></text:p>
      <text:p text:style-name="P14"><text:change-start text:change-id="ct94753324801776"/><text:tab/><text:change-end text:change-id="ct94753324801776"/>gdzie<text:change-start text:change-id="ct94753269031248"/>:</text:p>
      <text:p text:style-name="P14"><text:change-end text:change-id="ct94753269031248"/><text:change text:change-id="ct94753269032656"/><text:change-start text:change-id="ct94753315778512"/><text:tab/><text:change-end text:change-id="ct94753315778512"/>M jest ogólną liczbą zapamiętywanych wzorców</text:p>
      <text:p text:style-name="P14"><text:change text:change-id="ct94753269022112"/><text:change-start text:change-id="ct94753359723344"/><text:tab/><text:change-end text:change-id="ct94753359723344"/><draw:frame draw:style-name="fr5" draw:name="Object20" text:anchor-type="as-char" svg:y="-0.1484in" svg:width="0.2in" svg:height="0.2091in" draw:z-index="10"><draw:object xlink:href="./Object 22" xlink:type="simple" xlink:show="embed" xlink:actuate="onLoad"/><draw:image xlink:href="./ObjectReplacements/Object 22" xlink:type="simple" xlink:show="embed" xlink:actuate="onLoad"/></draw:frame><text:change text:change-id="ct94753268998192"/> to i-ta składowa wzorca (górny indeks określa numer wzorca)<text:change-start text:change-id="ct94753268998864"/></text:p>
      <text:p text:style-name="P38"><text:change-end text:change-id="ct94753268998864"/><text:change text:change-id="ct94753268999344"/><text:change text:change-id="ct94753268999104"/><text:span text:style-name="T17"/></text:p>
      <text:p text:style-name="Standard">W fazie odtwarzania na wejście sieci podany jest nieznany sygnał wejściowy i zadaniem sieci jest<text:change text:change-id="ct94753268894416"/><text:change-start text:change-id="ct94753268893744"/><text:span text:style-name="T9"> </text:span><text:change-end text:change-id="ct94753268893744"/>w procedurze rekurencyjnej „znaleźć” ten z zapisanych w jej strukturze wzorców do którego ten sygnał wejściowy jest najbardzie<text:change-start text:change-id="ct94753268913488"/>j<text:change-end text:change-id="ct94753268913488"/> podobny.</text:p>
      <text:p text:style-name="Standard"><text:tab/>Sieć Hamminga jest dwuwarstwowym klasyfikatorem o schemacie blokowym pokazanym na rys.4. Zadaniem sieci jest, podobnie jak w sieci Hopfielda, wyszukanie tego spośród zapamiętanych wzorców, który jak najbardziej podobny do sygnału wejściowego. Jako miarę podobieństwa przyjmuję się tzw. odległość Hamminga – czyli liczbę bitów rożnych <text:change-start text:change-id="ct94753355100208"/><text:line-break/><text:change-end text:change-id="ct94753355100208"/>w porównywanych obiektach. Tej selekcji dokonuje pierwsza warstwa klasyfikatora. Najsilniejszy sygnał wyjściowy neuronu jest wskaźnikiem najmniejszej odległości Hamminga pomiędzy sygnałem wejściowym a wzorcem klasy, którą ten neuron reprezentuje. Warstwa druga, zwana MAXNET odgrywa rolę pomocnicą. Jest to sieć rekurencyjna mająca za cel wytłumić sygnały <text:soft-page-break/>wyjściowe wszystkich neuronów tej warstwy oprócz twego, który otrzymał na swoim wejściu najsilniejszy sygnał wejściowy.</text:p>
      <text:p text:style-name="Standard">Wagi w pierwszej warstwie są ustalane podobnie jak w modelu Hopfielda metodą jednorazowego zapisu gdyż w praktyce są równe odpowiednim składowym zapisywanych w sieci wzorców.</text:p>
      <text:p text:style-name="Standard"><text:span text:style-name="T17">Ponieważ odległość Hamminga pomiędzy wektorem wejściowym </text:span><text:change-start text:change-id="ct94753269010192"/><text:span text:style-name="T23">x</text:span><text:change-end text:change-id="ct94753269010192"/><text:span text:style-name="T12"> </text:span><text:span text:style-name="T17">oraz zapamiętanym sygnałem wzorcowym </text:span><text:change-start text:change-id="ct94753269012112"/><text:span text:style-name="T23">s</text:span><text:change-end text:change-id="ct94753269012112"/><text:span text:style-name="T20">(m)</text:span><text:span text:style-name="T17"> jest równa</text:span></text:p>
      <text:p text:style-name="P18"/>
      <text:p text:style-name="P19"><draw:frame draw:style-name="fr2" draw:name="Frame2" text:anchor-type="char" svg:x="1.4791in" svg:y="0.2772in" svg:width="3.7807in" draw:z-index="4"><draw:text-box fo:min-height="0.7409in"><text:p text:style-name="Wzór"><draw:frame draw:style-name="fr8" draw:name="Object2" text:anchor-type="paragraph" svg:width="3.5457in" svg:height="0.7409in" style:rel-height="scale" draw:z-index="5"><draw:object xlink:href="./Object 2" xlink:type="simple" xlink:show="embed" xlink:actuate="onLoad"/><draw:image xlink:href="./ObjectReplacements/Object 2" xlink:type="simple" xlink:show="embed" xlink:actuate="onLoad"/></draw:frame>Wzór <text:sequence text:ref-name="refWzór1" text:name="Wzór" text:formula="ooow:Wzór+1" style:num-format="1">4.2</text:sequence></text:p></draw:text-box></draw:frame></text:p>
      <text:p text:style-name="P14"><text:change-start text:change-id="ct94753323027216"/><text:tab/><text:change-end text:change-id="ct94753323027216"/>gdzie<text:change-start text:change-id="ct94753269081120"/>:</text:p>
      <text:p text:style-name="P14"><text:change-end text:change-id="ct94753269081120"/><text:change text:change-id="ct94753268083840"/><text:change-start text:change-id="ct94753278883344"/><text:span text:style-name="T17"><text:tab/></text:span><text:change-end text:change-id="ct94753278883344"/>n jest liczbą bitów w rozpatrywanych wektorach<text:change-start text:change-id="ct94753365005648"/></text:p>
      <text:p text:style-name="P14"><text:change-end text:change-id="ct94753365005648"/><text:change-start text:change-id="ct94753268434736"/></text:p>
      <text:p text:style-name="P14"><text:change-end text:change-id="ct94753268434736"/><text:change text:change-id="ct94753268914640"/><text:change-start text:change-id="ct94753268937200"/><text:span text:style-name="T17"><text:tab/></text:span><text:change-end text:change-id="ct94753268937200"/><text:change-start text:change-id="ct94753268928560"/><text:span text:style-name="T17">Podaj</text:span><text:change-end text:change-id="ct94753268928560"/><text:change-start text:change-id="ct94753269082352"/><text:span text:style-name="T17">ąc na każdy element</text:span><text:change-end text:change-id="ct94753269082352"/><text:change text:change-id="ct94753269082672"/><text:span text:style-name="T17"> stały sygnał wejściowy n/2, otrzymujemy łączne pobudzenie elementu W sieci MAXNET są pobudzenia pobudzające (autosprzężenie zwrotne z wagą 1) oraz hamujące, typu hamowanie oboczne, z wagą -</text:span><text:span text:style-name="T19"></text:span><text:span text:style-name="T17">, gdzie </text:span><text:change text:change-id="ct94753269087280"/><text:span text:style-name="T17"><draw:frame draw:style-name="fr4" draw:name="Object6" text:anchor-type="as-char" svg:y="-0.2437in" svg:width="0.6047in" svg:height="0.3929in" draw:z-index="11"><draw:object xlink:href="./Object 8" xlink:type="simple" xlink:show="embed" xlink:actuate="onLoad"/><draw:image xlink:href="./ObjectReplacements/Object 8" xlink:type="simple" xlink:show="embed" xlink:actuate="onLoad"/></draw:frame></text:span><text:span text:style-name="T17"><text:s/>(p</text:span><text:change-start text:change-id="ct94753269095200"/><text:span text:style-name="T17"> </text:span><text:change-end text:change-id="ct94753269095200"/><text:span text:style-name="T17">- ilość elementów w każdej </text:span><text:change-start text:change-id="ct94753357480288"/><text:span text:style-name="T17"><text:line-break/></text:span><text:change-end text:change-id="ct94753357480288"/><text:span text:style-name="T17">z warstw sieci). </text:span></text:p>
      <text:h text:style-name="P21" text:outline-level="1"><text:change-start text:change-id="ct94753269097184"/><text:s/><text:change-end text:change-id="ct94753269097184"/>Sieci neuronowe w zastosowaniu do rozwiązywania wybranych problemów optymalizacyjnych</text:h>
      <text:p text:style-name="P10">Dzięki swojej budowie, dzięki zdolnościom do wykonywania obliczeń równole­głych oraz wynikającym stąd możliwościom przetwarzania ogromnych ilości informacji sieci neuronowe bardzo dobrze nadają się do rozwiązywania złożonych, pracochłon­nych i czasochłonnych problemów optymalizacyjnych. Szybkość przetwarzania w sieciach neuronowych stwarza ogromne możliwości przyspieszenia nawet bardzo złożonych obliczeń.</text:p>
      <text:p text:style-name="P9"><text:span text:style-name="T4">Podstawowe podejście do problemów optymalizacji polega na sprowadzeniu za­dania do zagadnienia minimalizacji pewnej funkcji energetycznej opisującej pewną sieć rekurencyjną traktowaną jako swoisty </text:span><text:span text:style-name="T3">układ minimalizujący</text:span><text:span text:style-name="T4">. Inne stosowane podejście, to zaprojektowanie sieci neuronowej, w której neurony wzajemnie ze sobą rywalizują dążąc do przejścia ze stanu nieaktywnego w aktywny. </text:span></text:p>
      <text:p text:style-name="P13">Bardzo dobrym przykładem sieci neuronowej do tego rodzaju zadań jest sieć Hopfielda. <text:change-start text:change-id="ct94753270355600"/><text:line-break/><text:change-end text:change-id="ct94753270355600"/>Jak wiadomo, działanie jej oparte jest na samorzutnym dążeniu sieci do mi­nimalizacji jej funkcji <text:soft-page-break/>energii. Problem polega na odpowiednim przejściu od zadania minimalizacji funkcji celu postawionego problemu wyjściowego (z uwzględnieniem istniejących ograniczeń ) do zagadnienia minimalizacji funkcji energetycznej sieci. </text:p>
      <text:p text:style-name="P7">Wiąże się z tym konieczność rozwiązania następujących problemów:</text:p>
      <text:list xml:id="list3773087589" text:style-name="WW8Num2">
        <text:list-item>
          <text:p text:style-name="P37">sposobu reprezentacji problemu przy użyciu<text:change text:change-id="ct94753269010752"/><text:change-start text:change-id="ct94753269092576"/><text:span text:style-name="T21"> <text:s/></text:span><text:change-end text:change-id="ct94753269092576"/>sieci neuronowej, aby na podsta­wie jej stanu końcowego (wartości sygnałów wyjściowych elementów sieci) możliwe było określenie rozwiązania problemu wyjściowego</text:p>
        </text:list-item>
        <text:list-item>
          <text:p text:style-name="P37">Takiego określenie funkcji energetycznej, aby jej minimum odpowiadało optymal­nemu rozwiązaniu problemu wyjściowego</text:p>
        </text:list-item>
        <text:list-item>
          <text:p text:style-name="P37">Określenia struktury, wag połączeń oraz wielkości pobudzeń zewnętrznych,</text:p>
        </text:list-item>
        <text:list-item>
          <text:p text:style-name="P37">określenia równań dynamiki poszczególnych elementów aby zapewnić zmniej­szanie się wartości funkcji energetycznej,</text:p>
        </text:list-item>
        <text:list-item>
          <text:p text:style-name="P37">określenia wartości początkowych poszczególnych elementów</text:p>
        </text:list-item>
      </text:list>
      <text:p text:style-name="P19">W typowych problemach optymalizacji kombinatorycznej funkcję energetyczną najczę­ściej wybiera się w postaci</text:p>
      <text:p text:style-name="P7"><office:annotation office:name="__Annotation__53_2046031113" loext:resolved="false"><dc:creator>Patryk Kaniewski</dc:creator><dc:date>2021-02-22T17:40:16.733468370</dc:date><meta:creator-initials>PK</meta:creator-initials><text:p text:style-name="P40"><text:span text:style-name="T24">tutaj nie wiem jak to ma wygladac na poczatek zeby to poprawic</text:span></text:p></office:annotation><draw:frame draw:style-name="fr2" draw:name="Frame3" text:anchor-type="char" svg:x="1.0791in" svg:y="0.1311in" svg:width="3.8193in" draw:z-index="6"><draw:text-box fo:min-height="0.5917in"><text:p text:style-name="Wzór"><draw:frame draw:style-name="fr8" draw:name="Object3" text:anchor-type="paragraph" svg:width="3.8181in" svg:height="0.5902in" style:rel-height="scale" draw:z-index="7"><draw:object xlink:href="./Object 3" xlink:type="simple" xlink:show="embed" xlink:actuate="onLoad"/><draw:image xlink:href="./ObjectReplacements/Object 3" xlink:type="simple" xlink:show="embed" xlink:actuate="onLoad"/></draw:frame>Wzór <text:sequence text:ref-name="refWzór2" text:name="Wzór" text:formula="ooow:Wzór+1" style:num-format="1">5.1</text:sequence></text:p></draw:text-box></draw:frame><text:change-start text:change-id="ct94753269165008"/><office:annotation-end office:name="__Annotation__53_2046031113"/><text:change-end text:change-id="ct94753269165008"/><text:change text:change-id="ct94753269139456"/></text:p>
      <text:p text:style-name="P26"><text:change-start text:change-id="ct94753269125840"/>gdzie:</text:p>
      <text:p text:style-name="P3"><text:change-end text:change-id="ct94753269125840"/><text:change text:change-id="ct94753269138864"/><text:span text:style-name="T4"><draw:frame draw:style-name="fr4" draw:name="Object10" text:anchor-type="as-char" svg:y="-0.1484in" svg:width="0.2366in" svg:height="0.2091in" draw:z-index="14"><draw:object xlink:href="./Object 12" xlink:type="simple" xlink:show="embed" xlink:actuate="onLoad"/><draw:image xlink:href="./ObjectReplacements/Object 12" xlink:type="simple" xlink:show="embed" xlink:actuate="onLoad"/></draw:frame></text:span><text:change text:change-id="ct94753269186896"/><text:span text:style-name="T4"><text:s/>i B są dodatnimi parametrami</text:span><text:change text:change-id="ct94753269187904"/><text:change-start text:change-id="ct94753269188752"/></text:p>
      <text:p text:style-name="P26"><text:change-end text:change-id="ct94753269188752"/>Poprzez minimalizację funkcji energetycznej staramy się równocześnie zminima­lizować wyjściową funkcję celu oraz zmaksymalizować stopień spełnienia ograniczeń.</text:p>
      <text:p text:style-name="P9"><text:span text:style-name="T4">Takim klasycznym i dobrze znanym problemem optymalizacji kombinatorycznej jest </text:span><text:span text:style-name="T3">Problem Komiwojażera </text:span><text:span text:style-name="T6">(Traveling Salesman Problem -</text:span><text:span text:style-name="T3"> TSP)</text:span><text:span text:style-name="T4"> . Zadanie jest proste, komiwojażer ma objechać N</text:span><text:change text:change-id="ct94753269193312"/><text:change-start text:change-id="ct94753269194592"/><text:span text:style-name="T10"> <text:s/></text:span><text:change-end text:change-id="ct94753269194592"/><text:span text:style-name="T4">miast. Planuje podróż w taki sposób aby każde miasto odwiedzić dokładnie jeden raz </text:span><text:change-start text:change-id="ct94753273475456"/><text:span text:style-name="T4"><text:line-break/></text:span><text:change-end text:change-id="ct94753273475456"/><text:span text:style-name="T4">a następnie wrócić do punktu startu. Zadanie polega na minimalizacji długości przebytej trasy przy założeniu, że znamy odległości pomiędzy miastami. Problem ten posiada skończoną liczbę rozwiązań dopuszczalnych a mianowicie (N-1)!/2. </text:span></text:p>
      <text:p text:style-name="P10">Problemy optymalizacji można podzielić na klasy według ich rozwiązywania Jeżeli istnieje algorytm, który ze wzrostem rozmiaru problemu rozwiązuje problem w czasie rosnącym tylko wielomianowo (lub wolniej), wtedy mówimy, że jest to problem wielomianowy i należy do klasy P. Klasa P jest podklasą klasy NP podobnie jak klasa tzw. problemów NP-zupełnych. Czas potrzebny do rozwiązania problemu NP.-zupełnego wzrasta wykładniczo ze wzrostem N. Ponieważ <text:change-start text:change-id="ct94753321155840"/><text:line-break/><text:change-end text:change-id="ct94753321155840"/><text:soft-page-break/>w przypadku Problemu Komiwojażera zastoso­wanie pełnego przeszukiwania przy większej liczbie miast nie jest możliwe (problem ten należy właśnie do klasy NP-zupełnych) stosowane są jedynie algorytmy przybliżone, które aczkolwiek nie są pozbawione wad jednak działają w czasie wielomianowym (będącym wielomianem zmiennej N). Podstawowym problemem jest określenie odpowiedniej re­prezentacji danych. </text:p>
      <text:p text:style-name="P10">W „<text:change text:change-id="ct94753269192496"/><text:change-start text:change-id="ct94753269192736"/><text:span text:style-name="T21"> <text:s/></text:span><text:change-end text:change-id="ct94753269192736"/>sieciowym” rozwiązaniu każde miasto jest reprezentowane za pomocą jednego wiersza zawierającego N neuronów. W każdym wierszu dokładnie je­den neuron powinien przyjmować wartość 1 a pozostałe wartość 0. Pozycja (od 1 do N), na której występuje neuron „z jedynką” odpowiada kolejności na trasie poruszania się komiwojażera.</text:p>
      <text:p text:style-name="P7">Ogólna postać funkcji energetycznej ma postać</text:p>
      <text:p text:style-name="P3"><text:span text:style-name="T4"><text:tab/><text:tab/><text:tab/></text:span><draw:frame draw:style-name="fr1" draw:name="Frame4" text:anchor-type="as-char" svg:width="2.4862in" draw:z-index="0"><draw:text-box fo:min-height="1.8193in"><text:p text:style-name="Wzór"><draw:frame draw:style-name="fr7" draw:name="Object4" text:anchor-type="paragraph" svg:width="2.4862in" style:rel-width="100%" svg:height="1.8193in" style:rel-height="scale" draw:z-index="1"><draw:object-ole xlink:href="./Object 7" xlink:type="simple" xlink:show="embed" xlink:actuate="onLoad"/><draw:image xlink:href="./ObjectReplacements/Object 7" xlink:type="simple" xlink:show="embed" xlink:actuate="onLoad"/></draw:frame>Wzór <text:sequence text:ref-name="refWzór3" text:name="Wzór" text:formula="ooow:Wzór+1" style:num-format="1">5.2</text:sequence></text:p></draw:text-box></draw:frame><text:change text:change-id="ct94753269211184"/><text:change-start text:change-id="ct94753269189696"/></text:p>
      <text:p text:style-name="P3"><text:change-end text:change-id="ct94753269189696"/><text:span text:style-name="T4">gdzie</text:span><text:change-start text:change-id="ct94753269192976"/><text:span text:style-name="T4">:</text:span></text:p>
      <text:p text:style-name="P26"><text:change-end text:change-id="ct94753269192976"/><text:change text:change-id="ct94753269211712"/>X, Y oznaczają miasta <text:change-start text:change-id="ct94753269212800"/></text:p>
      <text:p text:style-name="P3"><text:change-end text:change-id="ct94753269212800"/><text:change text:change-id="ct94753269213040"/><text:span text:style-name="T4">i,</text:span><text:change-start text:change-id="ct94753269213456"/><text:span text:style-name="T4"> </text:span><text:change-end text:change-id="ct94753269213456"/><text:span text:style-name="T4">j </text:span><text:change-start text:change-id="ct94753269214912"/><text:span text:style-name="T4">–</text:span><text:change-end text:change-id="ct94753269214912"/><text:span text:style-name="T4"> etapy</text:span><text:change-start text:change-id="ct94753269216224"/></text:p>
      <text:p text:style-name="P3"><text:change-end text:change-id="ct94753269216224"/><text:change text:change-id="ct94753269216464"/><text:span text:style-name="T4"><draw:frame draw:style-name="fr5" draw:name="Object11" text:anchor-type="as-char" svg:y="-0.1484in" svg:width="0.2661in" svg:height="0.2091in" draw:z-index="16"><draw:object xlink:href="./Object 13" xlink:type="simple" xlink:show="embed" xlink:actuate="onLoad"/><draw:image xlink:href="./ObjectReplacements/Object 13" xlink:type="simple" xlink:show="embed" xlink:actuate="onLoad"/></draw:frame></text:span><text:change text:change-id="ct94753268803040"/><text:span text:style-name="T5"><text:s/></text:span><text:span text:style-name="T4">= 1 oznacza, że miasto</text:span><text:change text:change-id="ct94753269219872"/><text:change-start text:change-id="ct94753269221424"/><text:span text:style-name="T10"> <text:s/></text:span><text:change-end text:change-id="ct94753269221424"/><text:span text:style-name="T4">X zostanie odwiedzone jako i-te z kolei.</text:span></text:p>
      <text:p text:style-name="P9"><text:span text:style-name="T4">Pierwszy składnik we wzorze (5) jest równy zero wtedy ,gdy w każdym wierszu występuje tylko jedna jedynka - jest to więc rodzaj „kary” za wielokrotne odwiedzanie tych samych miast. Składnik drugi jest „karą” za równoczesny pobyt komiwojażera w dwóch róż­nych miejscach. Składnik trzeci równy jest zeru wtedy i tylko wtedy gdy dokładnie N neuronów jest w stanie pobudzonym (przeciwdziała zatem tendencjom minimalizacji dwóch pierwszych składników w taki sposób, aby żaden neuron nie był pobudzony). Te trzy składniki reprezentują ograniczenia problemu natomiast składnik czwarty odpo­wiada przebytej drodze. Jest on tak zbudowany, że sumowaniu podlegają tylko odległo­ści </text:span><text:span text:style-name="T4"><draw:frame draw:style-name="fr4" draw:name="Object7" text:anchor-type="as-char" svg:y="-0.1484in" svg:width="0.3126in" svg:height="0.2091in" draw:z-index="12"><draw:object xlink:href="./Object 9" xlink:type="simple" xlink:show="embed" xlink:actuate="onLoad"/><draw:image xlink:href="./ObjectReplacements/Object 9" xlink:type="simple" xlink:show="embed" xlink:actuate="onLoad"/></draw:frame></text:span><text:change text:change-id="ct94753269229488"/><text:span text:style-name="T4"><text:s/>między miastami kolejno odwiedzanymi. </text:span><text:change-start text:change-id="ct94753269232096"/><text:span text:style-name="T4"><text:line-break/></text:span><text:change-end text:change-id="ct94753269232096"/><text:span text:style-name="T4">Stałe A,</text:span><text:change-start text:change-id="ct94753269234976"/><text:span text:style-name="T4"> </text:span><text:change-end text:change-id="ct94753269234976"/><text:span text:style-name="T4">B,</text:span><text:change-start text:change-id="ct94753269238048"/><text:span text:style-name="T4"> </text:span><text:change-end text:change-id="ct94753269238048"/><text:span text:style-name="T4">C i D dobierane są heury­stycznie.</text:span></text:p>
      <text:p text:style-name="P1"><text:span text:style-name="T4"><text:tab/>Sieć składa się z N</text:span><text:span text:style-name="T7">2</text:span><text:span text:style-name="T4"> jednostek a liczba potrzebnych połączeń jest rzędu N</text:span><text:span text:style-name="T7">3</text:span><text:span text:style-name="T4">. Dobre rozwiązanie zależy w znacznym stopniu od właściwego doboru stałych A,</text:span><text:change-start text:change-id="ct94753269227856"/><text:span text:style-name="T4"> </text:span><text:change-end text:change-id="ct94753269227856"/><text:span text:style-name="T4">B,</text:span><text:change-start text:change-id="ct94753269228608"/><text:span text:style-name="T4"> </text:span><text:change-end text:change-id="ct94753269228608"/><text:span text:style-name="T4">C i D (5). Niestety algorytm jest stosunkowo wolno zbieżny a ponadto otrzymane rozwiązanie nie jest rozwiązaniem najlepszym lecz jest rozwiązaniem optymalnym.</text:span></text:p>
      <text:p text:style-name="P9"><text:soft-page-break/><text:span text:style-name="T4">Bardzo podobnym problemem (należącym do tej samej klasy) jest </text:span><text:span text:style-name="T3">zagadnienie N - hetmanów </text:span><text:span text:style-name="T4">polegające na ustawieniu na szachownicy N*N, o N</text:span><text:span text:style-name="T7">2</text:span><text:span text:style-name="T4"> polach,</text:span><text:change text:change-id="ct94753269243808"/><text:change-start text:change-id="ct94753269244368"/><text:span text:style-name="T10"> </text:span><text:change-end text:change-id="ct94753269244368"/><text:change text:change-id="ct94753269244608"/><text:change-start text:change-id="ct94753269244848"/><text:span text:style-name="T10"><text:s text:c="2"/></text:span><text:change-end text:change-id="ct94753269244848"/><text:span text:style-name="T4">N hetma­nów w taki sposób aby się wzajemnie nie atakowały. Liczba rozwiązań problemu dla kilku początkowych wartości N wynosi odpowiednio:</text:span></text:p>
      <text:p text:style-name="P23"><text:change text:change-id="ct94753269245440"/><text:span text:style-name="T4">N = 1 </text:span><text:span text:style-name="T8"></text:span><text:change-start text:change-id="ct94753269245680"/><text:span text:style-name="T8"><text:tab/></text:span><text:change-end text:change-id="ct94753269245680"/><text:span text:style-name="T4"> 1</text:span><text:change-start text:change-id="ct94753269246608"/></text:p>
      <text:p text:style-name="P24"><text:change-end text:change-id="ct94753269246608"/><text:change text:change-id="ct94753269247088"/><text:change text:change-id="ct94753269246848"/><text:span text:style-name="T4">N = 2 </text:span><text:span text:style-name="T8"></text:span><text:change-start text:change-id="ct94753269247568"/><text:span text:style-name="T8"><text:tab/></text:span><text:change-end text:change-id="ct94753269247568"/><text:span text:style-name="T4"> 2</text:span><text:change-start text:change-id="ct94753325899360"/></text:p>
      <text:p text:style-name="P24"><text:change-end text:change-id="ct94753325899360"/><text:change text:change-id="ct94753269248976"/><text:change text:change-id="ct94753269248736"/><text:span text:style-name="T4">N = 4 </text:span><text:span text:style-name="T8"></text:span><text:change-start text:change-id="ct94753269249456"/><text:span text:style-name="T8"><text:tab/></text:span><text:change-end text:change-id="ct94753269249456"/><text:span text:style-name="T4"> 2</text:span><text:change-start text:change-id="ct94753269250384"/></text:p>
      <text:p text:style-name="P23"><text:change-end text:change-id="ct94753269250384"/><text:change text:change-id="ct94753269250864"/><text:change text:change-id="ct94753269250624"/><text:span text:style-name="T4">N = 5 </text:span><text:span text:style-name="T8"></text:span><text:change-start text:change-id="ct94753269251344"/><text:span text:style-name="T8"><text:tab/></text:span><text:change-end text:change-id="ct94753269251344"/><text:span text:style-name="T4"> 10</text:span><text:change-start text:change-id="ct94753269252272"/></text:p>
      <text:p text:style-name="P23"><text:change-end text:change-id="ct94753269252272"/><text:change text:change-id="ct94753269252512"/><text:span text:style-name="T4">N = 8 </text:span><text:span text:style-name="T8"></text:span><text:change-start text:change-id="ct94753269252752"/><text:span text:style-name="T8"><text:tab/></text:span><text:change-end text:change-id="ct94753269252752"/><text:span text:style-name="T4"> 92</text:span><text:change-start text:change-id="ct94753269253680"/></text:p>
      <text:p text:style-name="P23"><text:change-end text:change-id="ct94753269253680"/><text:change text:change-id="ct94753269253920"/><text:span text:style-name="T4">N = 10 </text:span><text:span text:style-name="T8"></text:span><text:change-start text:change-id="ct94753269254160"/><text:span text:style-name="T8"><text:tab/></text:span><text:change-end text:change-id="ct94753269254160"/><text:span text:style-name="T4"> 724</text:span><text:change text:change-id="ct94753269254400"/><text:change-start text:change-id="ct94753268825920"/><text:span text:style-name="T11"> <text:s/></text:span><text:change-end text:change-id="ct94753268825920"/><text:change-start text:change-id="ct94753268824352"/></text:p>
      <text:p text:style-name="P23"><text:change-end text:change-id="ct94753268824352"/><text:change text:change-id="ct94753269232704"/><text:span text:style-name="T4">N = 12 </text:span><text:span text:style-name="T8"></text:span><text:change-start text:change-id="ct94753269235680"/><text:span text:style-name="T8"><text:tab/></text:span><text:change-end text:change-id="ct94753269235680"/><text:span text:style-name="T4"> 14200 itd.</text:span></text:p>
      <text:p text:style-name="P9"><text:span text:style-name="T4">Jako reprezentację komputerową zbioru neuronów tworzących sieć rozwiązu­jącą ten problem (o wymiarze N), zastosowano macierz kwadratową </text:span><text:span text:style-name="T4"><draw:frame draw:style-name="fr4" draw:name="Object9" text:anchor-type="as-char" svg:y="-0.1484in" svg:width="0.4866in" svg:height="0.2091in" draw:z-index="15"><draw:object xlink:href="./Object 11" xlink:type="simple" xlink:show="embed" xlink:actuate="onLoad"/><draw:image xlink:href="./ObjectReplacements/Object 11" xlink:type="simple" xlink:show="embed" xlink:actuate="onLoad"/></draw:frame></text:span><text:change text:change-id="ct94753269261376"/><text:change text:change-id="ct94753269261136"/><text:change-start text:change-id="ct94753269261616"/><text:span text:style-name="T10"><text:s text:c="2"/></text:span><text:change-end text:change-id="ct94753269261616"/><text:span text:style-name="T4">Zgodnie z ideą sieci Hopfielda strukturę oraz wagi poszczególnych połączeń pomiędzy neuronami należy dobrać w taki sposób, by minima funkcji energetycznej odpowiadały rozwiąza­niom problemu tzn. spełniały zbiór ograniczeń problemu. Sieć startuje z punktu „odpowiednio bliskiego” rozwiązaniu, w trakcie ewolucji będzie zmniejszała swoją energię aż do osiągnięcia stanu odpowiadającego minimum funkcji energetycznej. Za­miast zapisu V[i,j] - czyli zapisu położenia neuronu w sieci, będziemy zapisywać </text:span><text:span text:style-name="T4"><draw:frame draw:style-name="fr4" draw:name="Object8" text:anchor-type="as-char" svg:y="-0.1484in" svg:width="0.2634in" svg:height="0.2091in" draw:z-index="13"><draw:object xlink:href="./Object 10" xlink:type="simple" xlink:show="embed" xlink:actuate="onLoad"/><draw:image xlink:href="./ObjectReplacements/Object 10" xlink:type="simple" xlink:show="embed" xlink:actuate="onLoad"/></draw:frame></text:span><text:change text:change-id="ct94753269271888"/><text:span text:style-name="T4">jako opis odpowiadającego pola macierzy.</text:span></text:p>
      <text:p text:style-name="P1"><text:span text:style-name="T4">Sieć skonstruowano w ten sposób, że dwa różne neurony </text:span><text:change text:change-id="ct94753269271264"/><text:span text:style-name="T4"><draw:frame draw:style-name="fr4" draw:name="Object14" text:anchor-type="as-char" svg:y="-0.152in" svg:width="0.4098in" svg:height="0.2in" draw:z-index="18"><draw:object xlink:href="./Object 16" xlink:type="simple" xlink:show="embed" xlink:actuate="onLoad"/><draw:image xlink:href="./ObjectReplacements/Object 16" xlink:type="simple" xlink:show="embed" xlink:actuate="onLoad"/></draw:frame></text:span><text:span text:style-name="T4"><text:s/>i </text:span><text:span text:style-name="T4"><draw:frame draw:style-name="fr4" draw:name="Object13" text:anchor-type="as-char" svg:y="-0.152in" svg:width="0.422in" svg:height="0.2in" draw:z-index="19"><draw:object xlink:href="./Object 15" xlink:type="simple" xlink:show="embed" xlink:actuate="onLoad"/><draw:image xlink:href="./ObjectReplacements/Object 15" xlink:type="simple" xlink:show="embed" xlink:actuate="onLoad"/></draw:frame></text:span><text:change text:change-id="ct94753269289248"/><text:span text:style-name="T4">, </text:span><text:change text:change-id="ct94753269290672"/><text:change text:change-id="ct94753269290432"/><text:span text:style-name="T4"><draw:frame draw:style-name="fr4" draw:name="Object12" text:anchor-type="as-char" svg:y="-0.152in" svg:width="1.3437in" svg:height="0.2in" draw:z-index="17"><draw:object xlink:href="./Object 14" xlink:type="simple" xlink:show="embed" xlink:actuate="onLoad"/><draw:image xlink:href="./ObjectReplacements/Object 14" xlink:type="simple" xlink:show="embed" xlink:actuate="onLoad"/></draw:frame></text:span><text:span text:style-name="T4">, są połączone ze sobą wtedy i tylko wtedy, gdy:</text:span></text:p>
      <text:list xml:id="list185126755900981" text:continue-numbering="true" text:style-name="WW8Num2">
        <text:list-item>
          <text:p text:style-name="P27">neurony znajdują się w tym samym wierszu macierzy, tj. <text:change text:change-id="ct94753269302336"/><draw:frame draw:style-name="fr4" draw:name="Object15" text:anchor-type="as-char" svg:y="-0.1484in" svg:width="0.3563in" svg:height="0.1839in" draw:z-index="20"><draw:object xlink:href="./Object 17" xlink:type="simple" xlink:show="embed" xlink:actuate="onLoad"/><draw:image xlink:href="./ObjectReplacements/Object 17" xlink:type="simple" xlink:show="embed" xlink:actuate="onLoad"/></draw:frame>, albo</text:p>
        </text:list-item>
        <text:list-item>
          <text:p text:style-name="P27">neurony znajdują się w tej samej kolumnie macierzy, tzn. <text:change text:change-id="ct94753269308576"/><draw:frame draw:style-name="fr4" draw:name="Object16" text:anchor-type="as-char" svg:y="-0.1484in" svg:width="0.3457in" svg:height="0.1839in" draw:z-index="21"><draw:object xlink:href="./Object 18" xlink:type="simple" xlink:show="embed" xlink:actuate="onLoad"/><draw:image xlink:href="./ObjectReplacements/Object 18" xlink:type="simple" xlink:show="embed" xlink:actuate="onLoad"/></draw:frame>, albo</text:p>
        </text:list-item>
        <text:list-item>
          <text:p text:style-name="P27">neurony znajdują się na tej samej przekątnej macierzy tzn. <text:change text:change-id="ct94753269319296"/><draw:frame draw:style-name="fr4" draw:name="Object17" text:anchor-type="as-char" svg:y="-0.1484in" svg:width="0.7126in" svg:height="0.1839in" draw:z-index="23"><draw:object xlink:href="./Object 19" xlink:type="simple" xlink:show="embed" xlink:actuate="onLoad"/><draw:image xlink:href="./ObjectReplacements/Object 19" xlink:type="simple" xlink:show="embed" xlink:actuate="onLoad"/></draw:frame><text:s/>albo <draw:frame draw:style-name="fr4" draw:name="Object18" text:anchor-type="as-char" svg:y="-0.1484in" svg:width="0.7634in" svg:height="0.1839in" draw:z-index="25"><draw:object xlink:href="./Object 20" xlink:type="simple" xlink:show="embed" xlink:actuate="onLoad"/><draw:image xlink:href="./ObjectReplacements/Object 20" xlink:type="simple" xlink:show="embed" xlink:actuate="onLoad"/></draw:frame><text:change text:change-id="ct94753269336624"/>.</text:p>
        </text:list-item>
      </text:list>
      <text:p text:style-name="P7">W każdym z tych przypadków waga połączenia jest ujemna. We wszystkich pozostałych przypadkach, tzn. przy każdym innym wzajemnym położeniu neuronów (i,<text:change-start text:change-id="ct94753269338240"/> <text:change-end text:change-id="ct94753269338240"/>j) oraz<text:change text:change-id="ct94753269338816"/><text:change-start text:change-id="ct94753269339536"/><text:span text:style-name="T21"> <text:s/></text:span><text:change-end text:change-id="ct94753269339536"/>(k,<text:change-start text:change-id="ct94753269339776"/> <text:change-end text:change-id="ct94753269339776"/>l) neurony te nie są połączone (czyli waga połączenia równa jest zero). Wszystkie połą­czenia są symetryczne. Dla tego przypadku funkcja energetyczna ma na przykład postać</text:p>
      <text:p text:style-name="P2"><text:span text:style-name="T4"><text:tab/><text:tab/></text:span><draw:frame draw:style-name="fr1" draw:name="Frame5" text:anchor-type="as-char" svg:width="4.4165in" draw:z-index="2"><draw:text-box fo:min-height="1.9028in"><text:p text:style-name="Wzór"><draw:frame draw:style-name="fr6" draw:name="Object5" text:anchor-type="paragraph" svg:width="4.4165in" style:rel-width="100%" svg:height="1.9028in" style:rel-height="scale" draw:z-index="3"><draw:object-ole xlink:href="./Object 24" xlink:type="simple" xlink:show="embed" xlink:actuate="onLoad"/><draw:image xlink:href="./ObjectReplacements/Object 24" xlink:type="simple" xlink:show="embed" xlink:actuate="onLoad"/></draw:frame>Wzór <text:sequence text:ref-name="refWzór4" text:name="Wzór" text:formula="ooow:Wzór+1" style:num-format="1">5.3</text:sequence></text:p></draw:text-box></draw:frame><text:span text:style-name="T4"><text:tab/></text:span><text:change text:change-id="ct94753269354912"/><text:change-start text:change-id="ct94753267690912"/></text:p>
      <text:p text:style-name="P15"><text:change-end text:change-id="ct94753267690912"/><text:soft-page-break/><text:span text:style-name="T4">gdzie</text:span><text:change-start text:change-id="ct94753269342192"/><text:span text:style-name="T4">:</text:span></text:p>
      <text:p text:style-name="P15"><text:change-end text:change-id="ct94753269342192"/><text:change text:change-id="ct94753269246272"/><text:span text:style-name="T4">A,</text:span><text:change-start text:change-id="ct94753269248160"/><text:span text:style-name="T4"> </text:span><text:change-end text:change-id="ct94753269248160"/><text:span text:style-name="T4">B i C są stałymi</text:span><text:change-start text:change-id="ct94753269250048"/></text:p>
      <text:p text:style-name="P32"><text:change-end text:change-id="ct94753269250048"/><text:change text:change-id="ct94753269253344"/><text:change text:change-id="ct94753269251936"/><draw:frame draw:style-name="fr5" draw:name="Object19" text:anchor-type="as-char" svg:y="-0.1484in" svg:width="1.4992in" svg:height="0.1937in" draw:z-index="22"><draw:object xlink:href="./Object 21" xlink:type="simple" xlink:show="embed" xlink:actuate="onLoad"/><draw:image xlink:href="./ObjectReplacements/Object 21" xlink:type="simple" xlink:show="embed" xlink:actuate="onLoad"/></draw:frame></text:p>
      <text:p text:style-name="P1"><text:span text:style-name="T4">Przeprowadzono 150 testów</text:span><text:change text:change-id="ct94753269306960"/><text:change-start text:change-id="ct94753269318720"/><text:span text:style-name="T10"> <text:s/></text:span><text:change-end text:change-id="ct94753269318720"/><text:span text:style-name="T4">symulacyjnych</text:span><text:change text:change-id="ct94753269359392"/><text:change-start text:change-id="ct94753269360672"/><text:span text:style-name="T10"> <text:s/></text:span><text:change-end text:change-id="ct94753269360672"/><text:span text:style-name="T4">dla </text:span><text:change text:change-id="ct94753269362416"/><text:change text:change-id="ct94753269362112"/><text:change-start text:change-id="ct94753269363872"/><text:span text:style-name="T10"><text:s text:c="2"/></text:span><text:change-end text:change-id="ct94753269363872"/><text:span text:style-name="T4"><draw:frame draw:style-name="fr4" draw:name="Object22" text:anchor-type="as-char" svg:y="-0.1484in" svg:width="1.5516in" svg:height="0.1839in" draw:z-index="24"><draw:object xlink:href="./Object 57" xlink:type="simple" xlink:show="embed" xlink:actuate="onLoad"/><draw:image xlink:href="./ObjectReplacements/Object 57" xlink:type="simple" xlink:show="embed" xlink:actuate="onLoad"/></draw:frame></text:span><text:change-start text:change-id="ct94753269375024"/><text:span text:style-name="T10"><text:s/></text:span><text:change-end text:change-id="ct94753269375024"/><text:span text:style-name="T4">dla warto­ści </text:span><text:change-start text:change-id="ct94753333859792"/><text:span text:style-name="T4"><text:line-break/></text:span><text:change-end text:change-id="ct94753333859792"/><text:span text:style-name="T4">N</text:span><text:change text:change-id="ct94753269376304"/><text:span text:style-name="T4"> = 8.25, 8.50 i 8.75. Wybranie N=8 wynika w naturalny sposób z genezy pro­blemu i jego praktycznej realizacji na standardowej szachownicy 64 polowej. Z dokład­nej analizy problemu wynika, że dobór parametru </text:span><text:span text:style-name="T8"></text:span><text:span text:style-name="T4"> ma kluczowy wpływ na jakość wy­ników. Najlepsze okazały się dla wartości </text:span><text:span text:style-name="T8"></text:span><text:span text:style-name="T4"> z przedziału &lt;</text:span><text:change-start text:change-id="ct94753269384224"/><text:span text:style-name="T4">{</text:span><text:change-end text:change-id="ct94753269384224"/><text:span text:style-name="T4">0</text:span><text:change-start text:change-id="ct94753269387024"/><text:span text:style-name="T4">,</text:span><text:change-end text:change-id="ct94753269387024"/><text:change text:change-id="ct94753269387328"/><text:change-start text:change-id="ct94753269388784"/><text:span text:style-name="T4"> </text:span><text:change-end text:change-id="ct94753269388784"/><text:span text:style-name="T4">1</text:span><text:change-start text:change-id="ct94753269391584"/><text:span text:style-name="T4">}</text:span><text:change-end text:change-id="ct94753269391584"/><text:change text:change-id="ct94753269391888"/><text:span text:style-name="T4">. </text:span></text:p>
      <text:h text:style-name="Heading_20_1" text:outline-level="1"><text:change-start text:change-id="ct94753269394144"/><text:s/><text:change-end text:change-id="ct94753269394144"/>Komp<text:change text:change-id="ct94753269394384"/>r<text:change-start text:change-id="ct94753269394624"/>e<text:change-end text:change-id="ct94753269394624"/>sja danych</text:h>
      <text:p text:style-name="P11">Zadanie kompresji danych polega na zmniejszeniu ilości informacji przechowy­wanej lub przesyłanej, przy zachowaniu możliwie jej pełnego odtworzenia (dekompresji). Stosuje się tutaj różne modele sieci i różne algorytmy ich uczenia a na­stępnie kompresji.</text:p>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ngal1" svg:font-family="Mangal"/>
    <style:font-face style:name="Lucida Sans1" svg:font-family="'Lucida Sans'" style:font-family-generic="swiss"/>
    <style:font-face style:name="Liberation Mono" svg:font-family="'Liberation Mono'" style:font-family-generic="modern" style:font-pitch="fixed"/>
    <style:font-face style:name="Source Han Sans HW SC" svg:font-family="'Source Han Sans HW SC'" style:font-family-generic="modern" style:font-pitch="fixed"/>
    <style:font-face style:name="Mangal"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Liberation Sans" svg:font-family="'Liberation Sans', Arial" style:font-family-generic="swiss" style:font-pitch="variable"/>
    <style:font-face style:name="Lucida Sans" svg:font-family="'Lucida Sans'" style:font-family-generic="swiss" style:font-pitch="variable"/>
    <style:font-face style:name="Droid Sans Devanagari" svg:font-family="'Droid Sans Devanagari'"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Source Han Serif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font-name-asian="Source Han Serif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150%" fo:text-align="justify" style:justify-single-word="false" fo:orphans="2" fo:widows="2" fo:hyphenation-ladder-count="no-limit" fo:text-indent="0.4917in" style:auto-text-indent="false" style:writing-mode="lr-tb"/>
      <style:text-properties fo:color="#000000" loext:opacity="100%" style:font-name="Liberation Serif1" fo:font-family="'Liberation Serif', 'Times New Roman'" style:font-family-generic="roman" style:font-pitch="variable" fo:font-size="12pt" fo:language="pl" fo:country="PL"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Lucida Sans" style:font-family-complex="'Lucida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3in" fo:margin-right="0in" fo:margin-top="0in" fo:margin-bottom="0.1in" style:contextual-spacing="false" fo:text-align="start" style:justify-single-word="false" fo:text-indent="-0.3in" style:auto-text-indent="false" fo:keep-with-next="always">
        <style:tab-stops/>
      </style:paragraph-properties>
      <style:text-properties style:use-window-font-color="true" loext:opacity="0%"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color="#000000" loext:opacity="100%" fo:font-size="13pt" fo:font-weight="bold" style:font-size-asian="13pt" style:font-weight-asian="bold"/>
    </style:style>
    <style:style style:name="Nagłówek" style:family="paragraph" style:parent-style-name="Standard" style:next-style-name="Text_20_body">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Podpis" style:family="paragraph" style:parent-style-name="Standard">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ks" style:family="paragraph" style:parent-style-name="Standard">
      <style:paragraph-properties text:number-lines="false" text:line-number="0"/>
      <style:text-properties style:font-name-complex="Mangal1" style:font-family-complex="Mangal"/>
    </style:style>
    <style:style style:name="Text_20_body_20_indent" style:display-name="Text body indent" style:family="paragraph" style:parent-style-name="Standard" style:class="text">
      <style:paragraph-properties fo:margin-left="0in" fo:margin-right="0in" fo:text-align="justify" style:justify-single-word="false" fo:text-indent="0.5in" style:auto-text-indent="false"/>
      <style:text-properties style:use-window-font-color="true" loext:opacity="0%"/>
    </style:style>
    <style:style style:name="Tekst_20_podstawowy_20_2" style:display-name="Tekst podstawowy 2" style:family="paragraph" style:parent-style-name="Standard">
      <style:text-properties fo:color="#000000" loext:opacity="10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Wzór" style:family="paragraph" style:parent-style-name="Caption"/>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fo:color="#000000" loext:opacity="100%" style:font-name="Symbol" fo:font-family="Symbol" style:font-family-generic="roman" style:font-pitch="variable" style:font-name-complex="Symbol" style:font-family-complex="Symbol" style:font-family-generic-complex="roman" style:font-pitch-complex="variable"/>
    </style:style>
    <style:style style:name="Line_20_numbering" style:display-name="Line numbering"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WW8Num1z0" style:num-suffix="." style:num-format="1">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text:style-name="WW8Num1z2" style:num-suffix="."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1965in" fo:text-indent="-0.1965in" fo:margin-left="0.19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5-15T09:22:04.612000000</meta:creation-date>
    <dc:date>2021-02-22T18:51:25.256235852</dc:date>
    <meta:editing-cycles>31</meta:editing-cycles>
    <meta:editing-duration>PT1H5M19S</meta:editing-duration>
    <dc:creator>Patryk Kaniewski</dc:creator>
    <meta:generator>LibreOffice/7.1.0.3$Linux_X86_64 LibreOffice_project/10$Build-3</meta:generator>
    <meta:document-statistic meta:table-count="0" meta:image-count="0" meta:object-count="21" meta:page-count="9" meta:paragraph-count="86" meta:word-count="2375" meta:character-count="17767" meta:non-whitespace-character-count="15395"/>
  </office:meta>
</office:document-meta>
</file>

<file path=Object 1/content.xml><?xml version="1.0" encoding="utf-8"?>
<math xmlns="http://www.w3.org/1998/Math/MathML" display="block">
  <semantics>
    <mrow>
      <mstyle mathsize="12pt">
        <mrow>
          <mrow>
            <msub>
              <mi>w</mi>
              <mstyle mathsize="8pt">
                <mstyle mathvariant="italic">
                  <mtext>ij</mtext>
                </mstyle>
              </mstyle>
            </msub>
            <mo stretchy="false">=</mo>
            <mrow>
              <mo fence="true" form="prefix" stretchy="true">{</mo>
              <mrow>
                <mtable>
                  <mtr>
                    <mtd columnalign="left">
                      <mrow>
                        <mtable>
                          <mtr>
                            <mtd>
                              <mrow>
                                <mrow>
                                  <munderover>
                                    <mo stretchy="false">∑</mo>
                                    <mstyle mathsize="8pt">
                                      <mrow>
                                        <mstyle mathvariant="italic">
                                          <mtext>k=</mtext>
                                        </mstyle>
                                        <mn>1</mn>
                                      </mrow>
                                    </mstyle>
                                    <mstyle mathsize="8pt">
                                      <mi>M</mi>
                                    </mstyle>
                                  </munderover>
                                  <mrow>
                                    <msubsup>
                                      <mi>x</mi>
                                      <mstyle mathsize="8pt">
                                        <mi>i</mi>
                                      </mstyle>
                                      <mstyle mathsize="8pt">
                                        <mi>k</mi>
                                      </mstyle>
                                    </msubsup>
                                    <msubsup>
                                      <mi>x</mi>
                                      <mstyle mathsize="8pt">
                                        <mi>j</mi>
                                      </mstyle>
                                      <mstyle mathsize="8pt">
                                        <mi>k</mi>
                                      </mstyle>
                                    </msubsup>
                                  </mrow>
                                </mrow>
                                <mrow>
                                  <mtext>         dla i</mtext>
                                  <mo stretchy="false">≠</mo>
                                  <mi>j</mi>
                                </mrow>
                                <mrow/>
                              </mrow>
                            </mtd>
                          </mtr>
                          <mtr>
                            <mtd>
                              <mrow>
                                <mtext>                            </mtext>
                                <mrow/>
                              </mrow>
                            </mtd>
                          </mtr>
                        </mtable>
                        <mrow/>
                      </mrow>
                    </mtd>
                  </mtr>
                  <mtr>
                    <mtd>
                      <mrow>
                        <mtext>   0                    dla i</mtext>
                        <mo stretchy="false">=</mo>
                        <mtext>j  </mtext>
                      </mrow>
                    </mtd>
                  </mtr>
                </mtable>
              </mrow>
              <mo fence="true" form="postfix" stretchy="true">}</mo>
            </mrow>
          </mrow>
          <mtext>                         </mtext>
        </mrow>
      </mstyle>
      <mrow/>
    </mrow>
    <annotation encoding="StarMath 5.0"> size 12{w rSub { size 8{ ital "ij"} } = left lbrace  matrix {
alignl { stack {
 Sum cSub { size 8{ ital "k="1} }  cSup { size 8{M} }  {x rSub { size 8{i} }  rSup { size 8{k} } x rSub { size 8{j} }  rSup { size 8{k} } } "         dla i" &lt;&gt; j {} # 
"                            " {} 
} }  {} ##
"   0                    dla i"="j  "
}  right rbrace "                         "} {}</annotation>
  </semantics>
</math>
</file>

<file path=Object 10/content.xml><?xml version="1.0" encoding="utf-8"?>
<math xmlns="http://www.w3.org/1998/Math/MathML" display="block">
  <semantics>
    <msub>
      <mi>V</mi>
      <mi mathvariant="italic">ij</mi>
    </msub>
    <annotation encoding="StarMath 5.0">V_ij 
</annotation>
  </semantics>
</math>
</file>

<file path=Object 11/content.xml><?xml version="1.0" encoding="utf-8"?>
<math xmlns="http://www.w3.org/1998/Math/MathML" display="block">
  <semantics>
    <mrow>
      <mi>V</mi>
      <msub>
        <mi>­</mi>
        <mrow>
          <mrow>
            <mi>N</mi>
            <mo stretchy="false">∗</mo>
            <mi>N</mi>
          </mrow>
          <mi>­</mi>
        </mrow>
      </msub>
    </mrow>
    <annotation encoding="StarMath 5.0">V­_{
N*N­}</annotation>
  </semantics>
</math>
</file>

<file path=Object 12/content.xml><?xml version="1.0" encoding="utf-8"?>
<math xmlns="http://www.w3.org/1998/Math/MathML" display="block">
  <semantics>
    <msub>
      <mi>A</mi>
      <mi>i</mi>
    </msub>
    <annotation encoding="StarMath 5.0">A_i</annotation>
  </semantics>
</math>
</file>

<file path=Object 13/content.xml><?xml version="1.0" encoding="utf-8"?>
<math xmlns="http://www.w3.org/1998/Math/MathML" display="block">
  <semantics>
    <msub>
      <mi>v</mi>
      <mi mathvariant="italic">Xi</mi>
    </msub>
    <annotation encoding="StarMath 5.0">v_Xi</annotation>
  </semantics>
</math>
</file>

<file path=Object 14/content.xml><?xml version="1.0" encoding="utf-8"?>
<math xmlns="http://www.w3.org/1998/Math/MathML" display="block">
  <semantics>
    <mrow>
      <mo fence="true" form="prefix" stretchy="false">(</mo>
      <mrow>
        <mrow>
          <mi>i</mi>
          <mi>,</mi>
          <mi>j</mi>
          <mi>,</mi>
          <mi>k</mi>
          <mi>,</mi>
          <mi>l</mi>
          <mi mathvariant="normal">∈</mi>
          <mrow>
            <mn>1</mn>
            <mi>,</mi>
            <mn>...</mn>
            <mi>,</mi>
            <mi>N</mi>
          </mrow>
        </mrow>
      </mrow>
      <mo fence="true" form="postfix" stretchy="false">)</mo>
    </mrow>
    <annotation encoding="StarMath 5.0">(i, j, k, l %element {1,...,N})
</annotation>
  </semantics>
</math>
</file>

<file path=Object 15/content.xml><?xml version="1.0" encoding="utf-8"?>
<math xmlns="http://www.w3.org/1998/Math/MathML" display="block">
  <semantics>
    <mrow>
      <mo fence="true" form="prefix" stretchy="false">(</mo>
      <mrow>
        <mrow>
          <mi>k</mi>
          <mi>,</mi>
          <mi>l</mi>
        </mrow>
      </mrow>
      <mo fence="true" form="postfix" stretchy="false">)</mo>
    </mrow>
    <annotation encoding="StarMath 5.0">(k, l)</annotation>
  </semantics>
</math>
</file>

<file path=Object 16/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17/content.xml><?xml version="1.0" encoding="utf-8"?>
<math xmlns="http://www.w3.org/1998/Math/MathML" display="block">
  <semantics>
    <mrow>
      <mi>i</mi>
      <mo stretchy="false">=</mo>
      <mi>k</mi>
    </mrow>
    <annotation encoding="StarMath 5.0">i=k</annotation>
  </semantics>
</math>
</file>

<file path=Object 18/content.xml><?xml version="1.0" encoding="utf-8"?>
<math xmlns="http://www.w3.org/1998/Math/MathML" display="block">
  <semantics>
    <mrow>
      <mi>j</mi>
      <mo stretchy="false">=</mo>
      <mi>l</mi>
    </mrow>
    <annotation encoding="StarMath 5.0">j=l</annotation>
  </semantics>
</math>
</file>

<file path=Object 19/content.xml><?xml version="1.0" encoding="utf-8"?>
<math xmlns="http://www.w3.org/1998/Math/MathML" display="block">
  <semantics>
    <mrow>
      <mrow>
        <mi>i</mi>
        <mo stretchy="false">+</mo>
        <mi>j</mi>
      </mrow>
      <mo stretchy="false">=</mo>
      <mrow>
        <mi>k</mi>
        <mo stretchy="false">+</mo>
        <mi>l</mi>
      </mrow>
    </mrow>
    <annotation encoding="StarMath 5.0">i+j=k+l</annotation>
  </semantics>
</math>
</file>

<file path=Object 2/content.xml><?xml version="1.0" encoding="utf-8"?>
<math xmlns="http://www.w3.org/1998/Math/MathML" display="block">
  <semantics>
    <mrow>
      <mstyle mathsize="12pt">
        <mrow>
          <mstyle mathvariant="italic">
            <mtext>net=</mtext>
          </mstyle>
          <mrow>
            <mo fence="true" form="prefix" stretchy="true">[</mo>
            <mrow>
              <mtable>
                <mtr>
                  <mtd>
                    <mrow>
                      <mrow>
                        <mi>n</mi>
                        <mo stretchy="false">−</mo>
                        <mstyle mathvariant="italic">
                          <mtext>HD</mtext>
                        </mstyle>
                      </mrow>
                      <mo stretchy="false">(</mo>
                      <mstyle mathvariant="italic">
                        <msup>
                          <mtext>x,s</mtext>
                          <mstyle mathsize="8pt">
                            <mrow>
                              <mo stretchy="false">(</mo>
                              <mn>1</mn>
                              <mo stretchy="false">)</mo>
                            </mrow>
                          </mstyle>
                        </msup>
                      </mstyle>
                      <mo stretchy="false">)</mo>
                      <mrow/>
                    </mrow>
                  </mtd>
                </mtr>
                <mtr>
                  <mtd>
                    <mrow>
                      <mtext>.</mtext>
                      <mtext>.</mtext>
                      <mtext>.</mtext>
                      <mtext>.</mtext>
                      <mrow/>
                    </mrow>
                  </mtd>
                </mtr>
                <mtr>
                  <mtd>
                    <mrow>
                      <mrow>
                        <mi>n</mi>
                        <mo stretchy="false">−</mo>
                        <mstyle mathvariant="italic">
                          <mtext>HD</mtext>
                        </mstyle>
                      </mrow>
                      <mo stretchy="false">(</mo>
                      <mstyle mathvariant="italic">
                        <msup>
                          <mtext>x,s</mtext>
                          <mstyle mathsize="8pt">
                            <mrow>
                              <mo stretchy="false">(</mo>
                              <mi>p</mi>
                              <mo stretchy="false">)</mo>
                            </mrow>
                          </mstyle>
                        </msup>
                      </mstyle>
                      <mo stretchy="false">)</mo>
                    </mrow>
                  </mtd>
                </mtr>
              </mtable>
            </mrow>
            <mo fence="true" form="postfix" stretchy="true">]</mo>
          </mrow>
          <mtext>                                                </mtext>
        </mrow>
      </mstyle>
      <mrow/>
    </mrow>
    <annotation encoding="StarMath 5.0"> size 12{ ital "net=" left [ matrix {
n -  ital "HD" \(  ital "x,s" rSup { size 8{ \( 1 \) } }  \)  {} ##
 "."  "."  "."  "."  {} ##
n -  ital "HD" \(  ital "x,s" rSup { size 8{ \( p \) } }  \) 
}  right ]"                                                "  } {}</annotation>
  </semantics>
</math>
</file>

<file path=Object 20/content.xml><?xml version="1.0" encoding="utf-8"?>
<math xmlns="http://www.w3.org/1998/Math/MathML" display="block">
  <semantics>
    <mrow>
      <mrow>
        <mi>i</mi>
        <mo stretchy="false">−</mo>
        <mi>j</mi>
      </mrow>
      <mo stretchy="false">=</mo>
      <mrow>
        <mi>k</mi>
        <mo stretchy="false">−</mo>
        <mi>l</mi>
      </mrow>
    </mrow>
    <annotation encoding="StarMath 5.0">i-j=k-l</annotation>
  </semantics>
</math>
</file>

<file path=Object 21/content.xml><?xml version="1.0" encoding="utf-8"?>
<math xmlns="http://www.w3.org/1998/Math/MathML" display="block">
  <semantics>
    <mrow>
      <mrow>
        <mi>N</mi>
        <mo stretchy="false">=</mo>
        <mrow>
          <mi>N</mi>
          <mo stretchy="false">+</mo>
          <mi>σ</mi>
        </mrow>
      </mrow>
      <mi>,</mi>
      <mi>σ</mi>
      <mrow>
        <mi mathvariant="normal">∈</mi>
        <mo stretchy="false">&lt;</mo>
        <mo stretchy="false">{</mo>
      </mrow>
      <mn>0,1</mn>
      <mo stretchy="false">}</mo>
    </mrow>
    <annotation encoding="StarMath 5.0">N = N + %sigma , %sigma %element &lt; \{ 0,1 \}</annotation>
  </semantics>
</math>
</file>

<file path=Object 22/content.xml><?xml version="1.0" encoding="utf-8"?>
<math xmlns="http://www.w3.org/1998/Math/MathML" display="block">
  <semantics>
    <msub>
      <mi>x</mi>
      <mi>i</mi>
    </msub>
    <annotation encoding="StarMath 5.0">x_i</annotation>
  </semantics>
</math>
</file>

<file path=Object 3/content.xml><?xml version="1.0" encoding="utf-8"?>
<math xmlns="http://www.w3.org/1998/Math/MathML" display="block">
  <semantics>
    <mrow>
      <mstyle mathsize="12pt">
        <mrow>
          <mstyle mathvariant="italic">
            <mtext>E=</mtext>
          </mstyle>
          <mtable>
            <mtr>
              <mtd>
                <mrow>
                  <mrow>
                    <munder>
                      <mo stretchy="false">∑</mo>
                      <mstyle mathsize="8pt">
                        <mi>i</mi>
                      </mstyle>
                    </munder>
                    <mrow>
                      <msub>
                        <mi>A</mi>
                        <mstyle mathsize="8pt">
                          <mi>i</mi>
                        </mstyle>
                      </msub>
                      <mo stretchy="false">(</mo>
                      <mtext>miara naruszenia i-tego ograniczenia</mtext>
                      <mrow>
                        <mo stretchy="false">)</mo>
                        <mo stretchy="false">+</mo>
                        <mrow/>
                      </mrow>
                    </mrow>
                  </mrow>
                  <mrow/>
                </mrow>
              </mtd>
            </mtr>
            <mtr>
              <mtd>
                <mrow>
                  <mrow>
                    <mi>B</mi>
                    <mo stretchy="false">∗</mo>
                    <mo stretchy="false">(</mo>
                  </mrow>
                  <mtext>funkcja celu</mtext>
                  <msub>
                    <mo stretchy="false">)</mo>
                    <mstyle mathsize="8pt">
                      <mtext>                                                                                   </mtext>
                    </mstyle>
                  </msub>
                </mrow>
              </mtd>
            </mtr>
          </mtable>
        </mrow>
      </mstyle>
      <mrow/>
    </mrow>
    <annotation encoding="StarMath 5.0"> size 12{ ital "E=" matrix {
 Sum cSub { size 8{i} }  {A rSub { size 8{i} }  \( "miara naruszenia i-tego ograniczenia" \) +{}}  {} ##
B *  \( "funkcja celu" \)  rSub { size 8{"                                                                                   "} } 
} } {}</annotation>
  </semantics>
</math>
</file>

<file path=Object 57/content.xml><?xml version="1.0" encoding="utf-8"?>
<math xmlns="http://www.w3.org/1998/Math/MathML" display="block">
  <semantics>
    <mrow>
      <mrow>
        <mi>N</mi>
        <mo stretchy="false">=</mo>
        <mn>8</mn>
      </mrow>
      <mi>,</mi>
      <mrow>
        <mi>A</mi>
        <mo stretchy="false">=</mo>
        <mi>B</mi>
        <mo stretchy="false">=</mo>
        <mi>C</mi>
        <mo stretchy="false">=</mo>
        <mn>100</mn>
      </mrow>
    </mrow>
    <annotation encoding="StarMath 5.0">N=8, A=B=C=100</annotation>
  </semantics>
</math>
</file>

<file path=Object 8/content.xml><?xml version="1.0" encoding="utf-8"?>
<math xmlns="http://www.w3.org/1998/Math/MathML" display="block">
  <semantics>
    <mrow>
      <mn>0</mn>
      <mo stretchy="false">&lt;</mo>
      <mi>ε</mi>
      <mo stretchy="false">&lt;</mo>
      <mfrac>
        <mn>1</mn>
        <mi>p</mi>
      </mfrac>
    </mrow>
    <annotation encoding="StarMath 5.0">0 &lt; %varepsilon &lt; 1 over p</annotation>
  </semantics>
</math>
</file>

<file path=Object 9/content.xml><?xml version="1.0" encoding="utf-8"?>
<math xmlns="http://www.w3.org/1998/Math/MathML" display="block">
  <semantics>
    <msub>
      <mi>d</mi>
      <mi mathvariant="italic">XY</mi>
    </msub>
    <annotation encoding="StarMath 5.0">d_XY
</annotation>
  </semantics>
</math>
</file>